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67.62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30.2mm"/>
    </style:style>
    <style:style style:name="co6" style:family="table-column">
      <style:table-column-properties fo:break-before="auto" style:column-width="88.2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27.45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26.78mm"/>
    </style:style>
    <style:style style:name="co12" style:family="table-column">
      <style:table-column-properties fo:break-before="auto" style:column-width="29.17mm"/>
    </style:style>
    <style:style style:name="co13" style:family="table-column">
      <style:table-column-properties fo:break-before="auto" style:column-width="28.08mm"/>
    </style:style>
    <style:style style:name="co14" style:family="table-column">
      <style:table-column-properties fo:break-before="auto" style:column-width="5.31mm"/>
    </style:style>
    <style:style style:name="co15" style:family="table-column">
      <style:table-column-properties fo:break-before="auto" style:column-width="98.51mm"/>
    </style:style>
    <style:style style:name="co16" style:family="table-column">
      <style:table-column-properties fo:break-before="auto" style:column-width="24.98mm"/>
    </style:style>
    <style:style style:name="co17" style:family="table-column">
      <style:table-column-properties fo:break-before="auto" style:column-width="47.68mm"/>
    </style:style>
    <style:style style:name="co18" style:family="table-column">
      <style:table-column-properties fo:break-before="auto" style:column-width="49.92mm"/>
    </style:style>
    <style:style style:name="co19" style:family="table-column">
      <style:table-column-properties fo:break-before="auto" style:column-width="44.64mm"/>
    </style:style>
    <style:style style:name="co20" style:family="table-column">
      <style:table-column-properties fo:break-before="auto" style:column-width="53.43mm"/>
    </style:style>
    <style:style style:name="co21" style:family="table-column">
      <style:table-column-properties fo:break-before="auto" style:column-width="43.44mm"/>
    </style:style>
    <style:style style:name="co22" style:family="table-column">
      <style:table-column-properties fo:break-before="auto" style:column-width="76.24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2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28mm" fo:break-before="auto" style:use-optimal-row-height="true"/>
    </style:style>
    <style:style style:name="ro3" style:family="table-row">
      <style:table-row-properties style:row-height="12.9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dc" fo:font-style="italic" style:font-style-asian="italic" style:font-style-complex="italic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color="#0000dc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fo:color="#0072e4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color="#2e3436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ext-properties fo:color="#0000dc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4">
      <style:text-properties fo:color="#0072e4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4">
      <style:table-cell-properties fo:border="0.06pt solid #000000"/>
      <style:text-properties fo:font-style="italic" style:font-style-asian="italic" style:font-style-complex="italic"/>
    </style:style>
    <style:style style:name="ce34" style:family="table-cell" style:parent-style-name="Default" style:data-style-name="N4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4"/>
    <style:style style:name="ce12" style:family="table-cell" style:parent-style-name="Default" style:data-style-name="N4">
      <style:text-properties fo:font-style="italic" style:font-style-asian="italic" style:font-style-complex="italic"/>
    </style:style>
    <style:style style:name="ce13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4">
      <style:text-properties fo:color="#0000ff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dc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72e4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8" style:family="table-cell" style:parent-style-name="Default">
      <style:text-properties fo:color="#0000dc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72e4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/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e3436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6mm" svg:height="90.09mm" svg:x="601.29mm" svg:y="25.28mm">
            <draw:object draw:notify-on-update-of-ranges="Лист1.J1:Лист1.J1 Лист1.J2:Лист1.J20 Лист1.K1:Лист1.K1 Лист1.K2:Лист1.K20 Лист1.L1:Лист1.L1 Лист1.L2:Лист1.L20 Лист1.M1:Лист1.M1 Лист1.M2:Лист1.M20 Лист1.N1:Лист1.N1 Лист1.N2:Лист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3" table:number-rows-spanned="1">
            <text:p>Данный по видам изделий</text:p>
          </table:table-cell>
          <table:covered-table-cell table:number-columns-repeated="2" table:style-name="ce3"/>
          <table:table-cell table:style-name="ce2" table:number-columns-repeated="3"/>
          <table:table-cell/>
          <table:table-cell office:value-type="string" calcext:value-type="string">
            <text:p>Q</text:p>
          </table:table-cell>
          <table:table-cell table:style-name="Default" office:value-type="string" calcext:value-type="string">
            <text:p>FC</text:p>
          </table:table-cell>
          <table:table-cell table:style-name="Default" office:value-type="string" calcext:value-type="string">
            <text:p>VC</text:p>
          </table:table-cell>
          <table:table-cell table:style-name="Default" office:value-type="string" calcext:value-type="string">
            <text:p>TC</text:p>
          </table:table-cell>
          <table:table-cell table:number-columns-repeated="2" table:style-name="Default" office:value-type="string" calcext:value-type="string">
            <text:p>TR</text:p>
          </table:table-cell>
          <table:table-cell table:number-columns-repeated="1009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Точность</text:p>
          </table:table-cell>
          <table:table-cell table:style-name="ce2" table:number-columns-repeated="2"/>
          <table:table-cell/>
          <table:table-cell office:value-type="float" office:value="0" calcext:value-type="float">
            <text:p>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2]" office:value-type="float" office:value="0" calcext:value-type="float">
            <text:p>0,00</text:p>
          </table:table-cell>
          <table:table-cell table:formula="of:=[.K2]+[.L2]" office:value-type="float" office:value="2485925.54116545" calcext:value-type="float">
            <text:p>2 485 925,54</text:p>
          </table:table-cell>
          <table:table-cell table:formula="of:=[.$C$48]*[.J2]" office:value-type="float" office:value="0" calcext:value-type="float">
            <text:p>0,00</text:p>
          </table:table-cell>
          <table:table-cell table:formula="of:=[.$C$53]*[.J2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бъем производства шт/год[Q]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]" office:value-type="float" office:value="8" calcext:value-type="float">
            <text:p>8</text:p>
          </table:table-cell>
          <table:table-cell table:style-name="ce2" table:formula="of:=[.F3]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3]" office:value-type="float" office:value="418916.6" calcext:value-type="float">
            <text:p>418 916,60</text:p>
          </table:table-cell>
          <table:table-cell table:formula="of:=[.K3]+[.L3]" office:value-type="float" office:value="2904842.14116545" calcext:value-type="float">
            <text:p>2 904 842,14</text:p>
          </table:table-cell>
          <table:table-cell table:formula="of:=[.$C$48]*[.J3]" office:value-type="float" office:value="596508.430987376" calcext:value-type="float">
            <text:p>596 508,43</text:p>
          </table:table-cell>
          <table:table-cell table:formula="of:=[.$C$52]*[.J3]" office:value-type="float" office:value="703879.948565103" calcext:value-type="float">
            <text:p>703 879,95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Стоимость сырья и материалов р/шт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2" office:value-type="string" calcext:value-type="string">
            <text:p>Норматив транспортно-заготовительных расходов</text:p>
          </table:table-cell>
          <table:table-cell table:style-name="ce50" office:value-type="percentage" office:value="0.1" calcext:value-type="percentage">
            <text:p>10,00%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4]" office:value-type="float" office:value="837833.2" calcext:value-type="float">
            <text:p>837 833,20</text:p>
          </table:table-cell>
          <table:table-cell table:formula="of:=[.K4]+[.L4]" office:value-type="float" office:value="3323758.74116545" calcext:value-type="float">
            <text:p>3 323 758,74</text:p>
          </table:table-cell>
          <table:table-cell table:formula="of:=[.$C$48]*[.J4]" office:value-type="float" office:value="1193016.86197475" calcext:value-type="float">
            <text:p>1 193 016,86</text:p>
          </table:table-cell>
          <table:table-cell table:formula="of:=[.$C$52]*[.J4]" office:value-type="float" office:value="1407759.89713021" calcext:value-type="float">
            <text:p>1 407 759,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1" office:value-type="string" calcext:value-type="string">
            <text:p>Стоимость сырья и материалов с ТЗР р/шт[Ссм]</text:p>
          </table:table-cell>
          <table:table-cell table:style-name="ce33" table:formula="of:=ROUND([.C4] + [.C4]*[.$H$4];[.F3])" office:value-type="float" office:value="152.9" calcext:value-type="float">
            <text:p>152,90</text:p>
          </table:table-cell>
          <table:table-cell table:style-name="ce33" table:formula="of:=ROUND([.D4] + [.D4]*[.$H$4];[.G3])" office:value-type="float" office:value="512.6" calcext:value-type="float">
            <text:p>512,60</text:p>
          </table:table-cell>
          <table:table-cell table:style-name="ce33" table:formula="of:=ROUND([.E4] + [.E4]*[.$H$4];[.H3])" office:value-type="float" office:value="524.7" calcext:value-type="float">
            <text:p>524,70</text:p>
          </table:table-cell>
          <table:table-cell table:style-name="ce2" table:number-columns-repeated="2"/>
          <table:table-cell table:style-name="ce50"/>
          <table:table-cell/>
          <table:table-cell office:value-type="float" office:value="30" calcext:value-type="float">
            <text:p>3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5]" office:value-type="float" office:value="1256749.8" calcext:value-type="float">
            <text:p>1 256 749,80</text:p>
          </table:table-cell>
          <table:table-cell table:formula="of:=[.K5]+[.L5]" office:value-type="float" office:value="3742675.34116545" calcext:value-type="float">
            <text:p>3 742 675,34</text:p>
          </table:table-cell>
          <table:table-cell table:formula="of:=[.$C$48]*[.J5]" office:value-type="float" office:value="1789525.29296213" calcext:value-type="float">
            <text:p>1 789 525,29</text:p>
          </table:table-cell>
          <table:table-cell table:formula="of:=[.$C$52]*[.J5]" office:value-type="float" office:value="2111639.84569531" calcext:value-type="float">
            <text:p>2 111 639,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2" office:value-type="string" calcext:value-type="string">
            <text:p>Годовая стоимость сырья и материалов с ТЗР р/год</text:p>
          </table:table-cell>
          <table:table-cell table:style-name="ce34" table:formula="of:=[.C5]*[.C3]" office:value-type="float" office:value="48622.2" calcext:value-type="float">
            <text:p>48 622,20</text:p>
          </table:table-cell>
          <table:table-cell table:style-name="ce34" table:formula="of:=[.D5]*[.D3]" office:value-type="float" office:value="970864.4" calcext:value-type="float">
            <text:p>970 864,40</text:p>
          </table:table-cell>
          <table:table-cell table:style-name="ce34" table:formula="of:=[.E5]*[.E3]" office:value-type="float" office:value="587139.3" calcext:value-type="float">
            <text:p>587 139,30</text:p>
          </table:table-cell>
          <table:table-cell table:style-name="ce2" table:number-columns-repeated="2"/>
          <table:table-cell table:style-name="ce50"/>
          <table:table-cell/>
          <table:table-cell office:value-type="float" office:value="40" calcext:value-type="float">
            <text:p>4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6]" office:value-type="float" office:value="1675666.4" calcext:value-type="float">
            <text:p>1 675 666,40</text:p>
          </table:table-cell>
          <table:table-cell table:formula="of:=[.K6]+[.L6]" office:value-type="float" office:value="4161591.94116545" calcext:value-type="float">
            <text:p>4 161 591,94</text:p>
          </table:table-cell>
          <table:table-cell table:formula="of:=[.$C$48]*[.J6]" office:value-type="float" office:value="2386033.7239495" calcext:value-type="float">
            <text:p>2 386 033,72</text:p>
          </table:table-cell>
          <table:table-cell table:formula="of:=[.$C$52]*[.J6]" office:value-type="float" office:value="2815519.79426041" calcext:value-type="float">
            <text:p>2 815 519,79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Стоимость покупных комплектующих изделий и поуфабрикатов р/шт</text:p>
          </table:table-cell>
          <table:table-cell table:style-name="ce35" office:value-type="float" office:value="4440" calcext:value-type="float">
            <text:p>4 440,00</text:p>
          </table:table-cell>
          <table:table-cell table:style-name="ce35" office:value-type="float" office:value="4826" calcext:value-type="float">
            <text:p>4 826,00</text:p>
          </table:table-cell>
          <table:table-cell table:style-name="ce35" office:value-type="float" office:value="2843" calcext:value-type="float">
            <text:p>2 843,00</text:p>
          </table:table-cell>
          <table:table-cell table:style-name="ce2"/>
          <table:table-cell table:style-name="ce2" office:value-type="string" calcext:value-type="string">
            <text:p>Соц.нужды</text:p>
          </table:table-cell>
          <table:table-cell table:style-name="ce50" office:value-type="percentage" office:value="0.3" calcext:value-type="percentage">
            <text:p>30,00%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7]" office:value-type="float" office:value="2094583" calcext:value-type="float">
            <text:p>2 094 583,00</text:p>
          </table:table-cell>
          <table:table-cell table:formula="of:=[.K7]+[.L7]" office:value-type="float" office:value="4580508.54116545" calcext:value-type="float">
            <text:p>4 580 508,54</text:p>
          </table:table-cell>
          <table:table-cell table:formula="of:=[.$C$48]*[.J7]" office:value-type="float" office:value="2982542.15493688" calcext:value-type="float">
            <text:p>2 982 542,15</text:p>
          </table:table-cell>
          <table:table-cell table:formula="of:=[.$C$52]*[.J7]" office:value-type="float" office:value="3519399.74282552" calcext:value-type="float">
            <text:p>3 519 399,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1" office:value-type="string" calcext:value-type="string">
            <text:p>Стоимость покупных комплектующих и поуфабрикатов с ТЗР р/шт</text:p>
          </table:table-cell>
          <table:table-cell table:style-name="ce33" table:formula="of:=ROUND([.C7] + [.C7]*[.$H$4];[.F3])" office:value-type="float" office:value="4884" calcext:value-type="float">
            <text:p>4 884,00</text:p>
          </table:table-cell>
          <table:table-cell table:style-name="ce33" table:formula="of:=ROUND([.D7] + [.D7]*[.$H$4];[.G3])" office:value-type="float" office:value="5308.6" calcext:value-type="float">
            <text:p>5 308,60</text:p>
          </table:table-cell>
          <table:table-cell table:style-name="ce33" table:formula="of:=ROUND([.E7] + [.E7]*[.$H$4];[.H3])" office:value-type="float" office:value="3127.3" calcext:value-type="float">
            <text:p>3 127,30</text:p>
          </table:table-cell>
          <table:table-cell table:style-name="ce2" table:number-columns-repeated="2"/>
          <table:table-cell table:style-name="ce50"/>
          <table:table-cell/>
          <table:table-cell office:value-type="float" office:value="60" calcext:value-type="float">
            <text:p>6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8]" office:value-type="float" office:value="2513499.6" calcext:value-type="float">
            <text:p>2 513 499,60</text:p>
          </table:table-cell>
          <table:table-cell table:formula="of:=[.K8]+[.L8]" office:value-type="float" office:value="4999425.14116545" calcext:value-type="float">
            <text:p>4 999 425,14</text:p>
          </table:table-cell>
          <table:table-cell table:formula="of:=[.$C$48]*[.J8]" office:value-type="float" office:value="3579050.58592425" calcext:value-type="float">
            <text:p>3 579 050,59</text:p>
          </table:table-cell>
          <table:table-cell table:formula="of:=[.$C$52]*[.J8]" office:value-type="float" office:value="4223279.69139062" calcext:value-type="float">
            <text:p>4 223 279,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2" office:value-type="string" calcext:value-type="string">
            <text:p>Годовая стоимость покупных комплектующих и поуфабрикатов с ТЗР р/год</text:p>
          </table:table-cell>
          <table:table-cell table:style-name="ce34" table:formula="of:=[.C8]*[.C3]" office:value-type="float" office:value="1553112" calcext:value-type="float">
            <text:p>1 553 112,00</text:p>
          </table:table-cell>
          <table:table-cell table:style-name="ce34" table:formula="of:=[.D8]*[.D3]" office:value-type="float" office:value="10054488.4" calcext:value-type="float">
            <text:p>10 054 488,40</text:p>
          </table:table-cell>
          <table:table-cell table:style-name="ce34" table:formula="of:=[.E8]*[.E3]" office:value-type="float" office:value="3499448.7" calcext:value-type="float">
            <text:p>3 499 448,70</text:p>
          </table:table-cell>
          <table:table-cell table:style-name="ce2" table:number-columns-repeated="2"/>
          <table:table-cell table:style-name="ce50"/>
          <table:table-cell/>
          <table:table-cell office:value-type="float" office:value="70" calcext:value-type="float">
            <text:p>7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9]" office:value-type="float" office:value="2932416.2" calcext:value-type="float">
            <text:p>2 932 416,20</text:p>
          </table:table-cell>
          <table:table-cell table:formula="of:=[.K9]+[.L9]" office:value-type="float" office:value="5418341.74116545" calcext:value-type="float">
            <text:p>5 418 341,74</text:p>
          </table:table-cell>
          <table:table-cell table:formula="of:=[.$C$48]*[.J9]" office:value-type="float" office:value="4175559.01691163" calcext:value-type="float">
            <text:p>4 175 559,02</text:p>
          </table:table-cell>
          <table:table-cell table:formula="of:=[.$C$52]*[.J9]" office:value-type="float" office:value="4927159.63995572" calcext:value-type="float">
            <text:p>4 927 159,64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Трудоемкость изделия нормо-ч</text:p>
          </table:table-cell>
          <table:table-cell table:style-name="ce35" office:value-type="float" office:value="55" calcext:value-type="float">
            <text:p>55,00</text:p>
          </table:table-cell>
          <table:table-cell table:style-name="ce35" office:value-type="float" office:value="19" calcext:value-type="float">
            <text:p>19,00</text:p>
          </table:table-cell>
          <table:table-cell table:style-name="ce35" office:value-type="float" office:value="83" calcext:value-type="float">
            <text:p>83,00</text:p>
          </table:table-cell>
          <table:table-cell table:style-name="ce2"/>
          <table:table-cell table:style-name="ce2" office:value-type="string" calcext:value-type="string">
            <text:p>Нормативная прибыль от полной стоимости[R]</text:p>
          </table:table-cell>
          <table:table-cell table:style-name="ce50" office:value-type="percentage" office:value="0.2" calcext:value-type="percentage">
            <text:p>20,00%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0]" office:value-type="float" office:value="3351332.8" calcext:value-type="float">
            <text:p>3 351 332,80</text:p>
          </table:table-cell>
          <table:table-cell table:formula="of:=[.K10]+[.L10]" office:value-type="float" office:value="5837258.34116545" calcext:value-type="float">
            <text:p>5 837 258,34</text:p>
          </table:table-cell>
          <table:table-cell table:formula="of:=[.$C$48]*[.J10]" office:value-type="float" office:value="4772067.44789901" calcext:value-type="float">
            <text:p>4 772 067,45</text:p>
          </table:table-cell>
          <table:table-cell table:formula="of:=[.$C$52]*[.J10]" office:value-type="float" office:value="5631039.58852083" calcext:value-type="float">
            <text:p>5 631 039,59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Средняя тарифная ставка р/нормо-ч</text:p>
          </table:table-cell>
          <table:table-cell table:style-name="ce14" office:value-type="float" office:value="72" calcext:value-type="float">
            <text:p>72,00</text:p>
          </table:table-cell>
          <table:table-cell table:style-name="ce14" office:value-type="float" office:value="81" calcext:value-type="float">
            <text:p>81,00</text:p>
          </table:table-cell>
          <table:table-cell table:style-name="ce14" office:value-type="float" office:value="91" calcext:value-type="float">
            <text:p>91,0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1]" office:value-type="float" office:value="3770249.4" calcext:value-type="float">
            <text:p>3 770 249,40</text:p>
          </table:table-cell>
          <table:table-cell table:formula="of:=[.K11]+[.L11]" office:value-type="float" office:value="6256174.94116545" calcext:value-type="float">
            <text:p>6 256 174,94</text:p>
          </table:table-cell>
          <table:table-cell table:formula="of:=[.$C$48]*[.J11]" office:value-type="float" office:value="5368575.87888638" calcext:value-type="float">
            <text:p>5 368 575,88</text:p>
          </table:table-cell>
          <table:table-cell table:formula="of:=[.$C$52]*[.J11]" office:value-type="float" office:value="6334919.53708593" calcext:value-type="float">
            <text:p>6 334 919,5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Процент дополнительной зп произв. Рабочих %</text:p>
          </table:table-cell>
          <table:table-cell table:number-columns-repeated="3" table:style-name="ce14" office:value-type="float" office:value="12" calcext:value-type="float">
            <text:p>12,00</text:p>
          </table:table-cell>
          <table:table-cell/>
          <table:table-cell table:style-name="ce2" office:value-type="string" calcext:value-type="string">
            <text:p>Налог на добавленную стоимость[Нндс]</text:p>
          </table:table-cell>
          <table:table-cell table:style-name="ce5" office:value-type="percentage" office:value="0.18" calcext:value-type="percentage">
            <text:p>18,00%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2]" office:value-type="float" office:value="4189166" calcext:value-type="float">
            <text:p>4 189 166,00</text:p>
          </table:table-cell>
          <table:table-cell table:formula="of:=[.K12]+[.L12]" office:value-type="float" office:value="6675091.54116545" calcext:value-type="float">
            <text:p>6 675 091,54</text:p>
          </table:table-cell>
          <table:table-cell table:formula="of:=[.$C$48]*[.J12]" office:value-type="float" office:value="5965084.30987376" calcext:value-type="float">
            <text:p>5 965 084,31</text:p>
          </table:table-cell>
          <table:table-cell table:formula="of:=[.$C$52]*[.J12]" office:value-type="float" office:value="7038799.48565103" calcext:value-type="float">
            <text:p>7 038 799,49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Зряплата на чеовекочас р/норм-ч</text:p>
          </table:table-cell>
          <table:table-cell table:formula="of:=ROUND([.C11]*(1+[.C12]/100);[.F3])" office:value-type="float" office:value="80.64" calcext:value-type="float">
            <text:p>80,64</text:p>
          </table:table-cell>
          <table:table-cell table:formula="of:=ROUND([.D11]*(1+[.D12]/100);[.G3])" office:value-type="float" office:value="90.72" calcext:value-type="float">
            <text:p>90,72</text:p>
          </table:table-cell>
          <table:table-cell table:formula="of:=ROUND([.E11]*(1+[.E12]/100);[.H3])" office:value-type="float" office:value="101.92" calcext:value-type="float">
            <text:p>101,92</text:p>
          </table:table-cell>
          <table:table-cell/>
          <table:table-cell table:style-name="ce8"/>
          <table:table-cell table:style-name="ce12" table:number-columns-repeated="2"/>
          <table:table-cell office:value-type="float" office:value="110" calcext:value-type="float">
            <text:p>11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3]" office:value-type="float" office:value="4608082.6" calcext:value-type="float">
            <text:p>4 608 082,60</text:p>
          </table:table-cell>
          <table:table-cell table:formula="of:=[.K13]+[.L13]" office:value-type="float" office:value="7094008.14116545" calcext:value-type="float">
            <text:p>7 094 008,14</text:p>
          </table:table-cell>
          <table:table-cell table:formula="of:=[.$C$48]*[.J13]" office:value-type="float" office:value="6561592.74086113" calcext:value-type="float">
            <text:p>6 561 592,74</text:p>
          </table:table-cell>
          <table:table-cell table:formula="of:=[.$C$52]*[.J13]" office:value-type="float" office:value="7742679.43421613" calcext:value-type="float">
            <text:p>7 742 679,43</text:p>
          </table:table-cell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2"/>
        </table:table-row>
        <table:table-row table:style-name="ro1">
          <table:table-cell/>
          <table:table-cell office:value-type="string" calcext:value-type="string">
            <text:p>Ставка ЗП на ед. изделия р/шт</text:p>
          </table:table-cell>
          <table:table-cell table:formula="of:=ROUND([.C13]*[.C10];[.F3])" office:value-type="float" office:value="4435.2" calcext:value-type="float">
            <text:p>4 435,20</text:p>
          </table:table-cell>
          <table:table-cell table:formula="of:=ROUND([.D13]*[.D10];[.G3])" office:value-type="float" office:value="1723.68" calcext:value-type="float">
            <text:p>1 723,68</text:p>
          </table:table-cell>
          <table:table-cell table:formula="of:=ROUND([.E13]*[.E10];[.H3])" office:value-type="float" office:value="8459.36" calcext:value-type="float">
            <text:p>8 459,36</text:p>
          </table:table-cell>
          <table:table-cell/>
          <table:table-cell table:style-name="ce16"/>
          <table:table-cell table:style-name="ce12" table:number-columns-repeated="2"/>
          <table:table-cell office:value-type="float" office:value="120" calcext:value-type="float">
            <text:p>12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4]" office:value-type="float" office:value="5026999.2" calcext:value-type="float">
            <text:p>5 026 999,20</text:p>
          </table:table-cell>
          <table:table-cell table:formula="of:=[.K14]+[.L14]" office:value-type="float" office:value="7512924.74116545" calcext:value-type="float">
            <text:p>7 512 924,74</text:p>
          </table:table-cell>
          <table:table-cell table:formula="of:=[.$C$48]*[.J14]" office:value-type="float" office:value="7158101.17184851" calcext:value-type="float">
            <text:p>7 158 101,17</text:p>
          </table:table-cell>
          <table:table-cell table:formula="of:=[.$C$52]*[.J14]" office:value-type="float" office:value="8446559.38278124" calcext:value-type="float">
            <text:p>8 446 559,38</text:p>
          </table:table-cell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2"/>
        </table:table-row>
        <table:table-row table:style-name="ro1">
          <table:table-cell/>
          <table:table-cell table:style-name="ce20" office:value-type="string" calcext:value-type="string">
            <text:p>Годовая ЗП р/год</text:p>
          </table:table-cell>
          <table:table-cell table:style-name="ce13" table:formula="of:=[.C14]*[.C3]" office:value-type="float" office:value="1410393.6" calcext:value-type="float">
            <text:p>1 410 393,60</text:p>
          </table:table-cell>
          <table:table-cell table:style-name="ce13" table:formula="of:=[.D14]*[.D3]" office:value-type="float" office:value="3264649.92" calcext:value-type="float">
            <text:p>3 264 649,92</text:p>
          </table:table-cell>
          <table:table-cell table:style-name="ce13" table:formula="of:=[.E14]*[.E3]" office:value-type="float" office:value="9466023.84" calcext:value-type="float">
            <text:p>9 466 023,84</text:p>
          </table:table-cell>
          <table:table-cell table:style-name="ce14" table:formula="of:=[.E15]+[.D15]+[.C15]" office:value-type="float" office:value="14141067.36" calcext:value-type="float">
            <text:p>14 141 067,36</text:p>
          </table:table-cell>
          <table:table-cell table:style-name="ce16"/>
          <table:table-cell table:style-name="ce12" table:number-columns-repeated="2"/>
          <table:table-cell office:value-type="float" office:value="130" calcext:value-type="float">
            <text:p>13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5]" office:value-type="float" office:value="5445915.8" calcext:value-type="float">
            <text:p>5 445 915,80</text:p>
          </table:table-cell>
          <table:table-cell table:formula="of:=[.K15]+[.L15]" office:value-type="float" office:value="7931841.34116545" calcext:value-type="float">
            <text:p>7 931 841,34</text:p>
          </table:table-cell>
          <table:table-cell table:formula="of:=[.$C$48]*[.J15]" office:value-type="float" office:value="7754609.60283588" calcext:value-type="float">
            <text:p>7 754 609,60</text:p>
          </table:table-cell>
          <table:table-cell table:formula="of:=[.$C$52]*[.J15]" office:value-type="float" office:value="9150439.33134634" calcext:value-type="float">
            <text:p>9 150 439,33</text:p>
          </table:table-cell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2"/>
        </table:table-row>
        <table:table-row table:style-name="ro1">
          <table:table-cell/>
          <table:table-cell table:style-name="ce20" office:value-type="string" calcext:value-type="string">
            <text:p>Соц.нужды за год р/год</text:p>
          </table:table-cell>
          <table:table-cell table:style-name="ce13" table:formula="of:=[.C15]*[.$H$7]" office:value-type="float" office:value="423118.08" calcext:value-type="float">
            <text:p>423 118,08</text:p>
          </table:table-cell>
          <table:table-cell table:style-name="ce13" table:formula="of:=[.D15]*[.$H$7]" office:value-type="float" office:value="979394.976" calcext:value-type="float">
            <text:p>979 394,98</text:p>
          </table:table-cell>
          <table:table-cell table:style-name="ce13" table:formula="of:=[.E15]*[.$H$7]" office:value-type="float" office:value="2839807.152" calcext:value-type="float">
            <text:p>2 839 807,15</text:p>
          </table:table-cell>
          <table:table-cell/>
          <table:table-cell table:style-name="ce16"/>
          <table:table-cell table:style-name="ce12" table:number-columns-repeated="2"/>
          <table:table-cell office:value-type="float" office:value="140" calcext:value-type="float">
            <text:p>14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6]" office:value-type="float" office:value="5864832.4" calcext:value-type="float">
            <text:p>5 864 832,40</text:p>
          </table:table-cell>
          <table:table-cell table:formula="of:=[.K16]+[.L16]" office:value-type="float" office:value="8350757.94116545" calcext:value-type="float">
            <text:p>8 350 757,94</text:p>
          </table:table-cell>
          <table:table-cell table:formula="of:=[.$C$48]*[.J16]" office:value-type="float" office:value="8351118.03382326" calcext:value-type="float">
            <text:p>8 351 118,03</text:p>
          </table:table-cell>
          <table:table-cell table:formula="of:=[.$C$52]*[.J16]" office:value-type="float" office:value="9854319.27991144" calcext:value-type="float">
            <text:p>9 854 319,28</text:p>
          </table:table-cell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3"/>
          <table:table-cell/>
          <table:table-cell table:style-name="ce16"/>
          <table:table-cell table:style-name="ce1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Затраты машинного времени на изделие маш.ч/шт</text:p>
          </table:table-cell>
          <table:table-cell table:style-name="ce14" office:value-type="float" office:value="241" calcext:value-type="float">
            <text:p>241,00</text:p>
          </table:table-cell>
          <table:table-cell table:style-name="ce14" office:value-type="float" office:value="122" calcext:value-type="float">
            <text:p>122,00</text:p>
          </table:table-cell>
          <table:table-cell table:style-name="ce14" office:value-type="float" office:value="176" calcext:value-type="float">
            <text:p>176,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7]" office:value-type="float" office:value="6283749" calcext:value-type="float">
            <text:p>6 283 749,00</text:p>
          </table:table-cell>
          <table:table-cell table:formula="of:=[.K17]+[.L17]" office:value-type="float" office:value="8769674.54116545" calcext:value-type="float">
            <text:p>8 769 674,54</text:p>
          </table:table-cell>
          <table:table-cell table:formula="of:=[.$C$48]*[.J17]" office:value-type="float" office:value="8947626.46481063" calcext:value-type="float">
            <text:p>8 947 626,46</text:p>
          </table:table-cell>
          <table:table-cell table:formula="of:=[.$C$52]*[.J17]" office:value-type="float" office:value="10558199.2284765" calcext:value-type="float">
            <text:p>10 558 199,2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Средняя стоимость машинного часа р/маш.ч</text:p>
          </table:table-cell>
          <table:table-cell table:style-name="ce14" office:value-type="float" office:value="129" calcext:value-type="float">
            <text:p>129,00</text:p>
          </table:table-cell>
          <table:table-cell table:style-name="ce14" office:value-type="float" office:value="192" calcext:value-type="float">
            <text:p>192,00</text:p>
          </table:table-cell>
          <table:table-cell table:style-name="ce14" office:value-type="float" office:value="78" calcext:value-type="float">
            <text:p>78,0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8]" office:value-type="float" office:value="6702665.6" calcext:value-type="float">
            <text:p>6 702 665,60</text:p>
          </table:table-cell>
          <table:table-cell table:formula="of:=[.K18]+[.L18]" office:value-type="float" office:value="9188591.14116545" calcext:value-type="float">
            <text:p>9 188 591,14</text:p>
          </table:table-cell>
          <table:table-cell table:formula="of:=[.$C$48]*[.J18]" office:value-type="float" office:value="9544134.89579801" calcext:value-type="float">
            <text:p>9 544 134,90</text:p>
          </table:table-cell>
          <table:table-cell table:formula="of:=[.$C$52]*[.J18]" office:value-type="float" office:value="11262079.1770417" calcext:value-type="float">
            <text:p>11 262 079,1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Расходы по содержанию и эксплуатации оборудования (РСЭО) р/шт</text:p>
          </table:table-cell>
          <table:table-cell table:formula="of:=ROUND([.C18]*[.C17];[.F3])" office:value-type="float" office:value="31089" calcext:value-type="float">
            <text:p>31 089,00</text:p>
          </table:table-cell>
          <table:table-cell table:formula="of:=ROUND([.D18]*[.D17];[.G3])" office:value-type="float" office:value="23424" calcext:value-type="float">
            <text:p>23 424,00</text:p>
          </table:table-cell>
          <table:table-cell table:formula="of:=ROUND([.E18]*[.E17];[.H3])" office:value-type="float" office:value="13728" calcext:value-type="float">
            <text:p>13 728,00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19]" office:value-type="float" office:value="7121582.2" calcext:value-type="float">
            <text:p>7 121 582,20</text:p>
          </table:table-cell>
          <table:table-cell table:formula="of:=[.K19]+[.L19]" office:value-type="float" office:value="9607507.74116545" calcext:value-type="float">
            <text:p>9 607 507,74</text:p>
          </table:table-cell>
          <table:table-cell table:formula="of:=[.$C$48]*[.J19]" office:value-type="float" office:value="10140643.3267854" calcext:value-type="float">
            <text:p>10 140 643,33</text:p>
          </table:table-cell>
          <table:table-cell table:formula="of:=[.$C$52]*[.J19]" office:value-type="float" office:value="11965959.1256068" calcext:value-type="float">
            <text:p>11 965 959,1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Годовые РСЭО р/год</text:p>
          </table:table-cell>
          <table:table-cell table:style-name="ce13" table:formula="of:=[.C19]*[.C3]" office:value-type="float" office:value="9886302" calcext:value-type="float">
            <text:p>9 886 302,00</text:p>
          </table:table-cell>
          <table:table-cell table:style-name="ce13" table:formula="of:=[.D19]*[.D3]" office:value-type="float" office:value="44365056" calcext:value-type="float">
            <text:p>44 365 056,00</text:p>
          </table:table-cell>
          <table:table-cell table:style-name="ce13" table:formula="of:=[.E19]*[.E3]" office:value-type="float" office:value="15361632" calcext:value-type="float">
            <text:p>15 361 632,0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formula="of:=[.$C$58]" office:value-type="float" office:value="2485925.54116545" calcext:value-type="float">
            <text:p>2 485 925,54</text:p>
          </table:table-cell>
          <table:table-cell table:formula="of:=[.$C$57]*[.J20]" office:value-type="float" office:value="7540498.8" calcext:value-type="float">
            <text:p>7 540 498,80</text:p>
          </table:table-cell>
          <table:table-cell table:formula="of:=[.K20]+[.L20]" office:value-type="float" office:value="10026424.3411655" calcext:value-type="float">
            <text:p>10 026 424,34</text:p>
          </table:table-cell>
          <table:table-cell table:formula="of:=[.$C$48]*[.J20]" office:value-type="float" office:value="10737151.7577728" calcext:value-type="float">
            <text:p>10 737 151,76</text:p>
          </table:table-cell>
          <table:table-cell table:formula="of:=[.$C$52]*[.J20]" office:value-type="float" office:value="12669839.0741719" calcext:value-type="float">
            <text:p>12 669 839,07</text:p>
          </table:table-cell>
          <table:table-cell table:number-columns-repeated="1009"/>
        </table:table-row>
        <table:table-row table:style-name="ro1">
          <table:table-cell/>
          <table:table-cell table:style-name="ce27" office:value-type="string" calcext:value-type="string">
            <text:p>Технологическая себестоимость р/год[Стех]</text:p>
          </table:table-cell>
          <table:table-cell table:style-name="ce39" table:formula="of:=ROUND([.C6]+[.C9]+[.C15]+[.C16]+[.C20];[.F3])" office:value-type="float" office:value="13321547.88" calcext:value-type="float">
            <text:p>13 321 547,88</text:p>
          </table:table-cell>
          <table:table-cell table:style-name="ce39" table:formula="of:=ROUND([.D6]+[.D9]+[.D15]+[.D16]+[.D20];[.G3])" office:value-type="float" office:value="59634453.696" calcext:value-type="float">
            <text:p>59 634 453,70</text:p>
          </table:table-cell>
          <table:table-cell table:style-name="ce39" table:formula="of:=ROUND([.E6]+[.E9]+[.E15]+[.E16]+[.E20];[.H3])" office:value-type="float" office:value="31754050.992" calcext:value-type="float">
            <text:p>31 754 050,99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Технологическая себестоимость общая р/год</text:p>
          </table:table-cell>
          <table:table-cell table:style-name="ce57" table:formula="of:=SUM([.C21:.E21])" office:value-type="float" office:value="104710052.568" calcext:value-type="float" table:number-columns-spanned="3" table:number-rows-spanned="1">
            <text:p>104 710 052,57</text:p>
          </table:table-cell>
          <table:covered-table-cell table:number-columns-repeated="2" table:style-name="ce1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оцент ЗП основных рабочих</text:p>
          </table:table-cell>
          <table:table-cell table:style-name="ce41" table:formula="of:=ROUND([.C15]/SUM([.$C$15:.$E$15]);[.F3])" office:value-type="percentage" office:value="0.09973742" calcext:value-type="percentage">
            <text:p>9,97%</text:p>
          </table:table-cell>
          <table:table-cell table:style-name="ce41" table:formula="of:=ROUND([.D15]/SUM([.$C$15:.$E$15]);[.G3])" office:value-type="percentage" office:value="0.23086305" calcext:value-type="percentage">
            <text:p>23,09%</text:p>
          </table:table-cell>
          <table:table-cell table:style-name="ce41" table:formula="of:=ROUND([.E15]/SUM([.$C$15:.$E$15]);[.H3])" office:value-type="percentage" office:value="0.66939953" calcext:value-type="percentage">
            <text:p>66,94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оцент по прямым затратам</text:p>
          </table:table-cell>
          <table:table-cell table:style-name="ce41" table:formula="of:=ROUND([.C21]/[.$C$22];[.F3])" office:value-type="percentage" office:value="0.1272232" calcext:value-type="percentage">
            <text:p>12,72%</text:p>
          </table:table-cell>
          <table:table-cell table:style-name="ce41" table:formula="of:=ROUND([.D21]/[.$C$22];[.G3])" office:value-type="percentage" office:value="0.56951985" calcext:value-type="percentage">
            <text:p>56,95%</text:p>
          </table:table-cell>
          <table:table-cell table:style-name="ce41" table:formula="of:=ROUND([.E21]/[.$C$22];[.H3])" office:value-type="percentage" office:value="0.30325695" calcext:value-type="percentage">
            <text:p>30,33%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Годовая смета общепроизводственных расходов р.</text:p>
          </table:table-cell>
          <table:table-cell table:style-name="ce42" office:value-type="float" office:value="11940165" calcext:value-type="float" table:number-columns-spanned="3" table:number-rows-spanned="1">
            <text:p>11 940 165,00</text:p>
          </table:table-cell>
          <table:covered-table-cell table:number-columns-repeated="2" table:style-name="ce4"/>
          <table:table-cell/>
          <table:table-cell table:style-name="ce48" office:value-type="string" calcext:value-type="string">
            <text:p>(по % ЗП)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20" office:value-type="string" calcext:value-type="string">
            <text:p>Общепроизводственные расходы по изделиям (по % ЗП) р/год</text:p>
          </table:table-cell>
          <table:table-cell table:style-name="ce57" table:formula="of:=ROUND([.$C$25]*[.C23];[.F3])" office:value-type="float" office:value="1190881.2514743" calcext:value-type="float">
            <text:p>1 190 881,25</text:p>
          </table:table-cell>
          <table:table-cell table:style-name="ce57" table:formula="of:=ROUND([.$C$25]*[.D23];[.G3])" office:value-type="float" office:value="2756542.90940325" calcext:value-type="float">
            <text:p>2 756 542,91</text:p>
          </table:table-cell>
          <table:table-cell table:style-name="ce57" table:formula="of:=ROUND([.$C$25]*[.E23];[.H3])" office:value-type="float" office:value="7992740.83912245" calcext:value-type="float">
            <text:p>7 992 740,84</text:p>
          </table:table-cell>
          <table:table-cell/>
          <table:table-cell table:style-name="ce49" office:value-type="string" calcext:value-type="string">
            <text:p>(по % прямых затрат)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20" office:value-type="string" calcext:value-type="string">
            <text:p>Общепроизводственные расходы по изделиям (по % прямых затрат) р/год</text:p>
          </table:table-cell>
          <table:table-cell table:style-name="ce57" table:formula="of:=ROUND([.C24]*[.$C$25];[.F3])" office:value-type="float" office:value="1519065.999828" calcext:value-type="float">
            <text:p>1 519 066,00</text:p>
          </table:table-cell>
          <table:table-cell table:style-name="ce57" table:formula="of:=ROUND([.D24]*[.$C$25];[.G3])" office:value-type="float" office:value="6800160.97977525" calcext:value-type="float">
            <text:p>6 800 160,98</text:p>
          </table:table-cell>
          <table:table-cell table:style-name="ce57" table:formula="of:=ROUND([.E24]*[.$C$25];[.H3])" office:value-type="float" office:value="3620938.02039675" calcext:value-type="float">
            <text:p>3 620 938,02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28" office:value-type="string" calcext:value-type="string">
            <text:p>Цеховая себестоимость (по % ЗП) р/год[Сцех]</text:p>
          </table:table-cell>
          <table:table-cell table:style-name="ce43" table:formula="of:=[.C21]+[.C26]" office:value-type="float" office:value="14512429.1314743" calcext:value-type="float">
            <text:p>14 512 429,13</text:p>
          </table:table-cell>
          <table:table-cell table:style-name="ce43" table:formula="of:=[.D21]+[.D26]" office:value-type="float" office:value="62390996.6054033" calcext:value-type="float">
            <text:p>62 390 996,61</text:p>
          </table:table-cell>
          <table:table-cell table:style-name="ce43" table:formula="of:=[.E21]+[.E26]" office:value-type="float" office:value="39746791.8311224" calcext:value-type="float">
            <text:p>39 746 791,83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29" office:value-type="string" calcext:value-type="string">
            <text:p>Цеховая себестоимость (по % прямых затрат) р/год[Сцех]</text:p>
          </table:table-cell>
          <table:table-cell table:style-name="ce44" table:formula="of:=[.C21]+[.C27]" office:value-type="float" office:value="14840613.879828" calcext:value-type="float">
            <text:p>14 840 613,88</text:p>
          </table:table-cell>
          <table:table-cell table:style-name="ce44" table:formula="of:=[.D21]+[.D27]" office:value-type="float" office:value="66434614.6757753" calcext:value-type="float">
            <text:p>66 434 614,68</text:p>
          </table:table-cell>
          <table:table-cell table:style-name="ce44" table:formula="of:=[.E21]+[.E27]" office:value-type="float" office:value="35374989.0123967" calcext:value-type="float">
            <text:p>35 374 989,0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Годовая смета общехозяйственных расходов р.</text:p>
          </table:table-cell>
          <table:table-cell table:style-name="ce42" office:value-type="float" office:value="5437352" calcext:value-type="float" table:number-columns-spanned="3" table:number-rows-spanned="1">
            <text:p>5 437 352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table:style-name="ce16"/>
          <table:table-cell table:style-name="ce20" office:value-type="string" calcext:value-type="string">
            <text:p>Общехозяйственные расходы по изделиям (по % ЗП) р/год[Зо.х.]</text:p>
          </table:table-cell>
          <table:table-cell table:style-name="ce57" table:formula="of:=[.$C$30]*[.C23]" office:value-type="float" office:value="542307.46011184" calcext:value-type="float">
            <text:p>542 307,46</text:p>
          </table:table-cell>
          <table:table-cell table:style-name="ce57" table:formula="of:=[.$C$30]*[.D23]" office:value-type="float" office:value="1255283.6666436" calcext:value-type="float">
            <text:p>1 255 283,67</text:p>
          </table:table-cell>
          <table:table-cell table:style-name="ce57" table:formula="of:=[.$C$30]*[.E23]" office:value-type="float" office:value="3639760.87324456" calcext:value-type="float">
            <text:p>3 639 760,87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20" office:value-type="string" calcext:value-type="string">
            <text:p>Общехозяйственные расходы по изделиям (по % прямых затрат) р/год[Зо.х.]</text:p>
          </table:table-cell>
          <table:table-cell table:style-name="ce57" table:formula="of:=[.$C$30]*[.C24]" office:value-type="float" office:value="691757.3209664" calcext:value-type="float">
            <text:p>691 757,32</text:p>
          </table:table-cell>
          <table:table-cell table:style-name="ce57" table:formula="of:=[.$C$30]*[.D24]" office:value-type="float" office:value="3096679.8954372" calcext:value-type="float">
            <text:p>3 096 679,90</text:p>
          </table:table-cell>
          <table:table-cell table:style-name="ce57" table:formula="of:=[.$C$30]*[.E24]" office:value-type="float" office:value="1648914.7835964" calcext:value-type="float">
            <text:p>1 648 914,78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8" office:value-type="string" calcext:value-type="string">
            <text:p>Производственная себестоимость (по % ЗП) р/год[Спр.]</text:p>
          </table:table-cell>
          <table:table-cell table:style-name="ce43" table:formula="of:=[.C28]+[.C31]" office:value-type="float" office:value="15054736.5915861" calcext:value-type="float">
            <text:p>15 054 736,59</text:p>
          </table:table-cell>
          <table:table-cell table:style-name="ce43" table:formula="of:=[.D28]+[.D31]" office:value-type="float" office:value="63646280.2720469" calcext:value-type="float">
            <text:p>63 646 280,27</text:p>
          </table:table-cell>
          <table:table-cell table:style-name="ce43" table:formula="of:=[.E28]+[.E31]" office:value-type="float" office:value="43386552.704367" calcext:value-type="float">
            <text:p>43 386 552,70</text:p>
          </table:table-cell>
          <table:table-cell table:style-name="ce14" table:formula="of:=[.E33]+[.D33]+[.C33]" office:value-type="float" office:value="122087569.568" calcext:value-type="float">
            <text:p>122 087 569,57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0"/>
          <table:table-cell table:style-name="ce29" office:value-type="string" calcext:value-type="string">
            <text:p>Производственная себестоимость (по % прямых затрат) р/год[Спр.]</text:p>
          </table:table-cell>
          <table:table-cell table:style-name="ce44" table:formula="of:=[.C29]+[.C32]" office:value-type="float" office:value="15532371.2007944" calcext:value-type="float">
            <text:p>15 532 371,20</text:p>
          </table:table-cell>
          <table:table-cell table:style-name="ce44" table:formula="of:=[.D29]+[.D32]" office:value-type="float" office:value="69531294.5712125" calcext:value-type="float">
            <text:p>69 531 294,57</text:p>
          </table:table-cell>
          <table:table-cell table:style-name="ce44" table:formula="of:=[.E29]+[.E32]" office:value-type="float" office:value="37023903.7959931" calcext:value-type="float">
            <text:p>37 023 903,80</text:p>
          </table:table-cell>
          <table:table-cell table:style-name="ce14" table:formula="of:=[.E34]+[.D34]+[.C34]" office:value-type="float" office:value="122087569.568" calcext:value-type="float">
            <text:p>122 087 569,5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Годовая смета коммерческих расходов р.</text:p>
          </table:table-cell>
          <table:table-cell table:style-name="ce42" office:value-type="float" office:value="6104378" calcext:value-type="float" table:number-columns-spanned="3" table:number-rows-spanned="1">
            <text:p>6 104 378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table:style-name="ce20"/>
          <table:table-cell table:style-name="ce20" office:value-type="string" calcext:value-type="string">
            <text:p>Коммерческие <text:s/>расходы по изделиям (по % ЗП) р.[Зком.]</text:p>
          </table:table-cell>
          <table:table-cell table:style-name="ce13" table:formula="of:=ROUND( [.$F$37]*[.C33];[.F3])" office:value-type="float" office:value="752736.82957931" calcext:value-type="float">
            <text:p>752 736,83</text:p>
          </table:table-cell>
          <table:table-cell table:style-name="ce13" table:formula="of:=ROUND( [.$F$37]*[.D33];[.G3])" office:value-type="float" office:value="3182314.01360234" calcext:value-type="float">
            <text:p>3 182 314,01</text:p>
          </table:table-cell>
          <table:table-cell table:style-name="ce13" table:formula="of:=ROUND( [.$F$37]*[.E33];[.H3])" office:value-type="float" office:value="2169327.63521835" calcext:value-type="float">
            <text:p>2 169 327,64</text:p>
          </table:table-cell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Коммерческие расходы по изделиям (по % прямых затрат) р.[Зком.]</text:p>
          </table:table-cell>
          <table:table-cell table:style-name="ce13" table:formula="of:=ROUND( [.$F$37]*[.C34];[.F3])" office:value-type="float" office:value="776618.56003972" calcext:value-type="float">
            <text:p>776 618,56</text:p>
          </table:table-cell>
          <table:table-cell table:style-name="ce13" table:formula="of:=ROUND( [.$F$37]*[.D34];[.F3])" office:value-type="float" office:value="3476564.72856062" calcext:value-type="float">
            <text:p>3 476 564,73</text:p>
          </table:table-cell>
          <table:table-cell table:style-name="ce13" table:formula="of:=ROUND( [.$F$37]*[.E34];[.F3])" office:value-type="float" office:value="1851195.18979966" calcext:value-type="float">
            <text:p>1 851 195,19</text:p>
          </table:table-cell>
          <table:table-cell table:formula="of:=ROUND( [.$C$35]/[.$C$42];[.F3])"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/>
          <table:table-cell table:style-name="ce28" office:value-type="string" calcext:value-type="string">
            <text:p>Полная себестоимость (по % ЗП) р/год[Сп]</text:p>
          </table:table-cell>
          <table:table-cell table:style-name="ce31" table:formula="of:=[.C33]+[.C36]" office:value-type="float" office:value="15807473.4211655" calcext:value-type="float">
            <text:p>15 807 473,42</text:p>
          </table:table-cell>
          <table:table-cell table:style-name="ce31" table:formula="of:=[.D33]+[.D36]" office:value-type="float" office:value="66828594.2856492" calcext:value-type="float">
            <text:p>66 828 594,29</text:p>
          </table:table-cell>
          <table:table-cell table:style-name="ce31" table:formula="of:=[.E33]+[.E36]" office:value-type="float" office:value="45555880.3395854" calcext:value-type="float">
            <text:p>45 555 880,34</text:p>
          </table:table-cell>
          <table:table-cell table:style-name="ce14" table:formula="of:=[.E38]+[.D38]+[.C38]" office:value-type="float" office:value="128191948.0464" calcext:value-type="float">
            <text:p>128 191 948,0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Полная себестоимость (по % прямых затрат) р/год[Сп]</text:p>
          </table:table-cell>
          <table:table-cell table:style-name="ce32" table:formula="of:=[.C34]+[.C37]" office:value-type="float" office:value="16308989.7608341" calcext:value-type="float">
            <text:p>16 308 989,76</text:p>
          </table:table-cell>
          <table:table-cell table:style-name="ce32" table:formula="of:=[.D34]+[.D37]" office:value-type="float" office:value="73007859.2997731" calcext:value-type="float">
            <text:p>73 007 859,30</text:p>
          </table:table-cell>
          <table:table-cell table:style-name="ce32" table:formula="of:=[.E34]+[.E37]" office:value-type="float" office:value="38875098.9857928" calcext:value-type="float">
            <text:p>38 875 098,99</text:p>
          </table:table-cell>
          <table:table-cell table:style-name="ce14" table:formula="of:=[.E39]+[.D39]+[.C39]" office:value-type="float" office:value="128191948.0464" calcext:value-type="float">
            <text:p>128 191 948,0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Годовой фонд основной заработной платы р.</text:p>
          </table:table-cell>
          <table:table-cell table:style-name="ce45" office:value-type="float" office:value="12625953" calcext:value-type="float" table:number-columns-spanned="3" table:number-rows-spanned="1">
            <text:p>12 625 953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Годовой фонд дополнительной заработной платы р.</text:p>
          </table:table-cell>
          <table:table-cell table:style-name="ce42" office:value-type="float" office:value="1515114" calcext:value-type="float" table:number-columns-spanned="3" table:number-rows-spanned="1">
            <text:p>1 515 114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Годовой объем товарной продукции, р.</text:p>
          </table:table-cell>
          <table:table-cell table:style-name="ce46" office:value-type="float" office:value="122087570" calcext:value-type="float" table:number-columns-spanned="3" table:number-rows-spanned="1">
            <text:p>122 087 570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<text:span text:style-name="T1">расчитанной по производственной себестоимости</text:span>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Валовые затраты на единицу продукции (по % ЗП) р/шт[TC]</text:p>
          </table:table-cell>
          <table:table-cell table:style-name="ce13" table:formula="of:=[.C38]/[.C3]" office:value-type="float" office:value="49709.0359156146" calcext:value-type="float">
            <text:p>49 709,04</text:p>
          </table:table-cell>
          <table:table-cell table:style-name="ce13" table:formula="of:=[.D38]/[.D3]" office:value-type="float" office:value="35284.3686830249" calcext:value-type="float">
            <text:p>35 284,37</text:p>
          </table:table-cell>
          <table:table-cell table:style-name="ce13" table:formula="of:=[.E38]/[.E3]" office:value-type="float" office:value="40711.2424839905" calcext:value-type="float">
            <text:p>40 711,24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Валовые затраты на единицу продукции (по % прямых затрат) р/шт[TC]</text:p>
          </table:table-cell>
          <table:table-cell table:style-name="ce13" table:formula="of:=[.C39]/[.C3]" office:value-type="float" office:value="51286.1313233777" calcext:value-type="float">
            <text:p>51 286,13</text:p>
          </table:table-cell>
          <table:table-cell table:style-name="ce13" table:formula="of:=[.D39]/[.D3]" office:value-type="float" office:value="38546.9162089615" calcext:value-type="float">
            <text:p>38 546,92</text:p>
          </table:table-cell>
          <table:table-cell table:style-name="ce13" table:formula="of:=[.E39]/[.E3]" office:value-type="float" office:value="34740.9284948997" calcext:value-type="float">
            <text:p>34 740,93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Прибыль (по % ЗП) р/шт, р.[П = Сп * R / 100%] </text:p>
          </table:table-cell>
          <table:table-cell table:style-name="ce31" table:formula="of:=[.C44]*[.$H$10]" office:value-type="float" office:value="9941.80718312293" calcext:value-type="float">
            <text:p>9 941,81</text:p>
          </table:table-cell>
          <table:table-cell table:style-name="ce31" table:formula="of:=[.D44]*[.$H$10]" office:value-type="float" office:value="7056.87373660498" calcext:value-type="float">
            <text:p>7 056,87</text:p>
          </table:table-cell>
          <table:table-cell table:style-name="ce31" table:formula="of:=[.E44]*[.$H$10]" office:value-type="float" office:value="8142.2484967981" calcext:value-type="float">
            <text:p>8 142,25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Прибыль (по % прямых затрат) р/шт, р.[П = Сп * R / 100%] </text:p>
          </table:table-cell>
          <table:table-cell table:style-name="ce32" table:formula="of:=[.C45]*[.$H$10]" office:value-type="float" office:value="10257.2262646755" calcext:value-type="float">
            <text:p>10 257,23</text:p>
          </table:table-cell>
          <table:table-cell table:style-name="ce32" table:formula="of:=[.D45]*[.$H$10]" office:value-type="float" office:value="7709.3832417923" calcext:value-type="float">
            <text:p>7 709,38</text:p>
          </table:table-cell>
          <table:table-cell table:style-name="ce32" table:formula="of:=[.E45]*[.$H$10]" office:value-type="float" office:value="6948.18569897995" calcext:value-type="float">
            <text:p>6 948,19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Цена изделия изготовителя продукции (по % ЗП) , р/шт [P = TC + П]</text:p>
          </table:table-cell>
          <table:table-cell table:style-name="ce31" table:formula="of:=[.C44]+[.C46]" office:value-type="float" office:value="59650.8430987376" calcext:value-type="float">
            <text:p>59 650,84</text:p>
          </table:table-cell>
          <table:table-cell table:style-name="ce31" table:formula="of:=[.D44]+[.D46]" office:value-type="float" office:value="42341.2424196299" calcext:value-type="float">
            <text:p>42 341,24</text:p>
          </table:table-cell>
          <table:table-cell table:style-name="ce31" table:formula="of:=[.E44]+[.E46]" office:value-type="float" office:value="48853.4909807886" calcext:value-type="float">
            <text:p>48 853,49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Цена изделия изготовителя продукции (по % прямых затрат) , р/шт [P = TC + П]</text:p>
          </table:table-cell>
          <table:table-cell table:style-name="ce32" table:formula="of:=[.C45]+[.C47]" office:value-type="float" office:value="61543.3575880533" calcext:value-type="float">
            <text:p>61 543,36</text:p>
          </table:table-cell>
          <table:table-cell table:style-name="ce32" table:formula="of:=[.D45]+[.D47]" office:value-type="float" office:value="46256.2994507538" calcext:value-type="float">
            <text:p>46 256,30</text:p>
          </table:table-cell>
          <table:table-cell table:style-name="ce32" table:formula="of:=[.E45]+[.E47]" office:value-type="float" office:value="41689.1141938797" calcext:value-type="float">
            <text:p>41 689,11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Налог на добавленную стоимость р/шт [НДС = P * Нндс]</text:p>
          </table:table-cell>
          <table:table-cell table:style-name="ce31" table:formula="of:=[.C48]*[.$H$12]" office:value-type="float" office:value="10737.1517577728" calcext:value-type="float">
            <text:p>10 737,15</text:p>
          </table:table-cell>
          <table:table-cell table:style-name="ce31" table:formula="of:=[.D48]*[.$H$12]" office:value-type="float" office:value="7621.42363553338" calcext:value-type="float">
            <text:p>7 621,42</text:p>
          </table:table-cell>
          <table:table-cell table:style-name="ce31" table:formula="of:=[.E48]*[.$H$12]" office:value-type="float" office:value="8793.62837654195" calcext:value-type="float">
            <text:p>8 793,63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Налог на добавленную стоимость р/шт [НДС = P * Нндс]</text:p>
          </table:table-cell>
          <table:table-cell table:style-name="ce32" table:formula="of:=[.C49]*[.$H$12]" office:value-type="float" office:value="11077.8043658496" calcext:value-type="float">
            <text:p>11 077,80</text:p>
          </table:table-cell>
          <table:table-cell table:style-name="ce32" table:formula="of:=[.D49]*[.$H$12]" office:value-type="float" office:value="8326.13390113568" calcext:value-type="float">
            <text:p>8 326,13</text:p>
          </table:table-cell>
          <table:table-cell table:style-name="ce32" table:formula="of:=[.E49]*[.$H$12]" office:value-type="float" office:value="7504.04055489834" calcext:value-type="float">
            <text:p>7 504,04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Цена изделия изготовителя продукции с НДС (по % ЗП) , р/шт [P“ = P + НДС]</text:p>
          </table:table-cell>
          <table:table-cell table:style-name="ce31" table:formula="of:=[.C48]+[.C50]" office:value-type="float" office:value="70387.9948565103" calcext:value-type="float">
            <text:p>70 387,99</text:p>
          </table:table-cell>
          <table:table-cell table:style-name="ce31" table:formula="of:=[.D48]+[.D50]" office:value-type="float" office:value="49962.6660551633" calcext:value-type="float">
            <text:p>49 962,67</text:p>
          </table:table-cell>
          <table:table-cell table:style-name="ce31" table:formula="of:=[.E48]+[.E50]" office:value-type="float" office:value="57647.1193573305" calcext:value-type="float">
            <text:p>57 647,1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Цена изделия изготовителя продукции с НДС (по % прямых затрат) , р/шт [P“ = P + НДС]</text:p>
          </table:table-cell>
          <table:table-cell table:style-name="ce32" table:formula="of:=[.C49]+[.C51]" office:value-type="float" office:value="72621.1619539029" calcext:value-type="float">
            <text:p>72 621,16</text:p>
          </table:table-cell>
          <table:table-cell table:style-name="ce32" table:formula="of:=[.D49]+[.D51]" office:value-type="float" office:value="54582.4333518895" calcext:value-type="float">
            <text:p>54 582,43</text:p>
          </table:table-cell>
          <table:table-cell table:style-name="ce32" table:formula="of:=[.E49]+[.E51]" office:value-type="float" office:value="49193.154748778" calcext:value-type="float">
            <text:p>49 193,15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Прибыль при текущем объеме реализации р.[Ппр=P“*Q]</text:p>
          </table:table-cell>
          <table:table-cell table:style-name="ce31" table:formula="of:=[.C46]*[.C3]" office:value-type="float" office:value="3161494.68423309" calcext:value-type="float">
            <text:p>3 161 494,68</text:p>
          </table:table-cell>
          <table:table-cell table:style-name="ce31" table:formula="of:=[.D46]*[.D3]" office:value-type="float" office:value="13365718.8571298" calcext:value-type="float">
            <text:p>13 365 718,86</text:p>
          </table:table-cell>
          <table:table-cell table:style-name="ce31" table:formula="of:=[.E46]*[.E3]" office:value-type="float" office:value="9111176.06791707" calcext:value-type="float">
            <text:p>9 111 176,07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Прибыль при текущем объеме реализации р.[Ппр=P“*Q]</text:p>
          </table:table-cell>
          <table:table-cell table:style-name="ce32" table:formula="of:=[.C47]*[.C3]" office:value-type="float" office:value="3261797.95216682" calcext:value-type="float">
            <text:p>3 261 797,95</text:p>
          </table:table-cell>
          <table:table-cell table:style-name="ce32" table:formula="of:=[.D47]*[.D3]" office:value-type="float" office:value="14601571.8599546" calcext:value-type="float">
            <text:p>14 601 571,86</text:p>
          </table:table-cell>
          <table:table-cell table:style-name="ce32" table:formula="of:=[.E47]*[.E3]" office:value-type="float" office:value="7775019.79715856" calcext:value-type="float">
            <text:p>7 775 019,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ямые затраты, р/год[VC = Стех]</text:p>
          </table:table-cell>
          <table:table-cell table:formula="of:=[.C21]" office:value-type="float" office:value="13321547.88" calcext:value-type="float">
            <text:p>13 321 547,88</text:p>
          </table:table-cell>
          <table:table-cell table:formula="of:=[.D21]" office:value-type="float" office:value="59634453.696" calcext:value-type="float">
            <text:p>59 634 453,70</text:p>
          </table:table-cell>
          <table:table-cell table:formula="of:=[.E21]" office:value-type="float" office:value="31754050.992" calcext:value-type="float">
            <text:p>31 754 050,99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Прямые затраты на единицу продукции (по % ЗП) , р/шт[AVC = VC/Q]</text:p>
          </table:table-cell>
          <table:table-cell table:formula="of:=[.C56]/[.C3]" office:value-type="float" office:value="41891.66" calcext:value-type="float">
            <text:p>41 891,66</text:p>
          </table:table-cell>
          <table:table-cell table:formula="of:=[.D56]/[.D3]" office:value-type="float" office:value="31485.984" calcext:value-type="float">
            <text:p>31 485,98</text:p>
          </table:table-cell>
          <table:table-cell table:formula="of:=[.E56]/[.E3]" office:value-type="float" office:value="28377.168" calcext:value-type="float">
            <text:p>28 377,17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свенные затраты (по % ЗП), р/год[FC=Зо.х.+Зком]</text:p>
          </table:table-cell>
          <table:table-cell table:formula="of:=[.C26]+[.C31]+[.C36]" office:value-type="float" office:value="2485925.54116545" calcext:value-type="float">
            <text:p>2 485 925,54</text:p>
          </table:table-cell>
          <table:table-cell table:formula="of:=[.D26]+[.D31]+[.D36]" office:value-type="float" office:value="7194140.58964919" calcext:value-type="float">
            <text:p>7 194 140,59</text:p>
          </table:table-cell>
          <table:table-cell table:formula="of:=[.E26]+[.E31]+[.E36]" office:value-type="float" office:value="13801829.3475854" calcext:value-type="float">
            <text:p>13 801 829,35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свенные затраты (по % прямых затрат) , р/год[FC=Зо.х.+Зком]</text:p>
          </table:table-cell>
          <table:table-cell table:formula="of:=[.C27]+[.C32]+[.C37]" office:value-type="float" office:value="2987441.88083412" calcext:value-type="float">
            <text:p>2 987 441,88</text:p>
          </table:table-cell>
          <table:table-cell table:formula="of:=[.D27]+[.D32]+[.D37]" office:value-type="float" office:value="13373405.6037731" calcext:value-type="float">
            <text:p>13 373 405,60</text:p>
          </table:table-cell>
          <table:table-cell table:formula="of:=[.E27]+[.E32]+[.E37]" office:value-type="float" office:value="7121047.99379281" calcext:value-type="float">
            <text:p>7 121 047,99</text:p>
          </table:table-cell>
          <table:table-cell table:style-name="ce14"/>
          <table:table-cell table:number-columns-repeated="4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свенные затраты на единицу продукции (по % ЗП), р/год[FC=Зо.х.+Зком]</text:p>
          </table:table-cell>
          <table:table-cell table:formula="of:=[.C58]/[.C3]" office:value-type="float" office:value="7817.37591561462" calcext:value-type="float">
            <text:p>7 817,38</text:p>
          </table:table-cell>
          <table:table-cell table:formula="of:=[.D58]/[.D3]" office:value-type="float" office:value="3798.38468302492" calcext:value-type="float">
            <text:p>3 798,38</text:p>
          </table:table-cell>
          <table:table-cell table:formula="of:=[.E58]/[.E3]" office:value-type="float" office:value="12334.0744839905" calcext:value-type="float">
            <text:p>12 334,07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свенные затраты на единицу продукции (по % прямых затрат) , р/год[FC=Зо.х.+Зком]</text:p>
          </table:table-cell>
          <table:table-cell table:formula="of:=[.C59]/[.C3]" office:value-type="float" office:value="9394.47132337774" calcext:value-type="float">
            <text:p>9 394,47</text:p>
          </table:table-cell>
          <table:table-cell table:formula="of:=[.D59]/[.D3]" office:value-type="float" office:value="7060.93220896149" calcext:value-type="float">
            <text:p>7 060,93</text:p>
          </table:table-cell>
          <table:table-cell table:formula="of:=[.E59]/[.E3]" office:value-type="float" office:value="6363.76049489974" calcext:value-type="float">
            <text:p>6 363,76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Косвенные затраты общие, р/год[FC]</text:p>
          </table:table-cell>
          <table:table-cell table:style-name="ce57" table:formula="of:=[.C58]+[.D58]+[.E58]" office:value-type="float" office:value="23481895.4784" calcext:value-type="float" table:number-columns-spanned="3" table:number-rows-spanned="1">
            <text:p>23 481 895,48</text:p>
          </table:table-cell>
          <table:covered-table-cell table:number-columns-repeated="2" table:style-name="ce13"/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Точки критического объема производства (по % ЗП), шт/год <text:s/>[Ткрi = FC/(P-VCi)]</text:p>
          </table:table-cell>
          <table:table-cell table:formula="of:=[.C58]/([.C48]-[.C$57])" office:value-type="float" office:value="139.979723579863" calcext:value-type="float">
            <text:p>139,98</text:p>
          </table:table-cell>
          <table:table-cell table:formula="of:=[.D58]/([.D48]-[.D$57])" office:value-type="float" office:value="662.733240568443" calcext:value-type="float">
            <text:p>662,73</text:p>
          </table:table-cell>
          <table:table-cell table:formula="of:=[.E58]/([.E48]-[.E$57])" office:value-type="float" office:value="674.038466795752" calcext:value-type="float">
            <text:p>674,04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Точки критического объема производства(по % прямых затрат), шт/год [Ткрi FC/(P-Vci)]</text:p>
          </table:table-cell>
          <table:table-cell table:formula="of:=[.C59]/([.C49]-[.C$57])" office:value-type="float" office:value="152.019532533935" calcext:value-type="float">
            <text:p>152,02</text:p>
          </table:table-cell>
          <table:table-cell table:formula="of:=[.D59]/([.D49]-[.D$57])" office:value-type="float" office:value="905.424508255209" calcext:value-type="float">
            <text:p>905,42</text:p>
          </table:table-cell>
          <table:table-cell table:formula="of:=[.E59]/([.E49]-[.E$57])" office:value-type="float" office:value="534.936656900461" calcext:value-type="float">
            <text:p>534,94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личество продукции при запланированной сумме прибыли (по % ЗП), шт[Q“=(FC+Ппрi)/(P-Зпрi)]</text:p>
          </table:table-cell>
          <table:table-cell table:formula="of:=([.C58]+[.C54])/([.C48]-[.C$57])" office:value-type="float" office:value="318" calcext:value-type="float">
            <text:p>318,00</text:p>
          </table:table-cell>
          <table:table-cell table:formula="of:=([.D58]+[.D54])/([.D48]-[.D$57])" office:value-type="float" office:value="1894" calcext:value-type="float">
            <text:p>1 894,00</text:p>
          </table:table-cell>
          <table:table-cell table:formula="of:=([.E58]+[.E54])/([.E48]-[.E$57])" office:value-type="float" office:value="1119" calcext:value-type="float">
            <text:p>1 119,00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Количество продукции при запланированной сумме прибыли (по % прямых затрат) , шт[Q“=(FC+Ппрi)/(P-Зпрi)]</text:p>
          </table:table-cell>
          <table:table-cell table:formula="of:=([.C59]+[.C55])/([.C49]-[.C$57])" office:value-type="float" office:value="318" calcext:value-type="float">
            <text:p>318,00</text:p>
          </table:table-cell>
          <table:table-cell table:formula="of:=([.D59]+[.D55])/([.D49]-[.D$57])" office:value-type="float" office:value="1894" calcext:value-type="float">
            <text:p>1 894,00</text:p>
          </table:table-cell>
          <table:table-cell table:formula="of:=([.E59]+[.E55])/([.E49]-[.E$57])" office:value-type="float" office:value="1119" calcext:value-type="float">
            <text:p>1 119,00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Default" office:value-type="string" calcext:value-type="string">
            <text:p>Выручка от продаж (по % ЗП) , р/год[Вп=Q*P]</text:p>
          </table:table-cell>
          <table:table-cell table:style-name="ce14" table:formula="of:=[.C65]*[.C48]" office:value-type="float" office:value="18968968.1053985" calcext:value-type="float">
            <text:p>18 968 968,11</text:p>
          </table:table-cell>
          <table:table-cell table:style-name="ce14" table:formula="of:=[.D65]*[.D48]" office:value-type="float" office:value="80194313.142779" calcext:value-type="float">
            <text:p>80 194 313,14</text:p>
          </table:table-cell>
          <table:table-cell table:style-name="ce14" table:formula="of:=[.E65]*[.E48]" office:value-type="float" office:value="54667056.4075024" calcext:value-type="float">
            <text:p>54 667 056,41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Default" office:value-type="string" calcext:value-type="string">
            <text:p>Выручка от продаж (по % прямых затрат) , р/год[Вп=Q*P]</text:p>
          </table:table-cell>
          <table:table-cell table:style-name="ce14" table:formula="of:=[.C66]*[.C49]" office:value-type="float" office:value="19570787.7130009" calcext:value-type="float">
            <text:p>19 570 787,71</text:p>
          </table:table-cell>
          <table:table-cell table:style-name="ce14" table:formula="of:=[.D66]*[.D49]" office:value-type="float" office:value="87609431.1597277" calcext:value-type="float">
            <text:p>87 609 431,16</text:p>
          </table:table-cell>
          <table:table-cell table:style-name="ce14" table:formula="of:=[.E66]*[.E49]" office:value-type="float" office:value="46650118.7829514" calcext:value-type="float">
            <text:p>46 650 118,78</text:p>
          </table:table-cell>
          <table:table-cell table:number-columns-repeated="5"/>
          <table:table-cell table:style-name="Default" table:number-columns-repeated="5"/>
          <table:table-cell table:number-columns-repeated="1009"/>
        </table:table-row>
      </table:table>
      <table:table table:name="Расчет прямых затрат по изделиям 3.1" table:style-name="ta1"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ce14"/>
        <table:table-row table:style-name="ro1">
          <table:table-cell/>
          <table:table-cell table:style-name="ce69" office:value-type="string" calcext:value-type="string" table:number-columns-spanned="1" table:number-rows-spanned="2">
            <text:p>Статья калькуляции, р/год</text:p>
          </table:table-cell>
          <table:table-cell table:style-name="ce69" office:value-type="string" calcext:value-type="string" table:number-columns-spanned="3" table:number-rows-spanned="1">
            <text:p>Изделие</text:p>
          </table:table-cell>
          <table:covered-table-cell table:number-columns-repeated="2" table:style-name="Default"/>
        </table:table-row>
        <table:table-row table:style-name="ro1">
          <table:table-cell/>
          <table:covered-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Стоимость сырья и материалов</text:p>
          </table:table-cell>
          <table:table-cell table:formula="of:=[$Лист1.C6]" office:value-type="float" office:value="48622.2" calcext:value-type="float">
            <text:p>48 622,20</text:p>
          </table:table-cell>
          <table:table-cell table:formula="of:=[$Лист1.D6]" office:value-type="float" office:value="970864.4" calcext:value-type="float">
            <text:p>970 864,40</text:p>
          </table:table-cell>
          <table:table-cell table:formula="of:=[$Лист1.E6]" office:value-type="float" office:value="587139.3" calcext:value-type="float">
            <text:p>587 139,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Покупные комплектующие изделия <text:s/>и полуфабрикаты</text:p>
          </table:table-cell>
          <table:table-cell table:formula="of:=[$Лист1.C9]" office:value-type="float" office:value="1553112" calcext:value-type="float">
            <text:p>1 553 112,00</text:p>
          </table:table-cell>
          <table:table-cell table:formula="of:=[$Лист1.D9]" office:value-type="float" office:value="10054488.4" calcext:value-type="float">
            <text:p>10 054 488,40</text:p>
          </table:table-cell>
          <table:table-cell table:formula="of:=[$Лист1.E9]" office:value-type="float" office:value="3499448.7" calcext:value-type="float">
            <text:p>3 499 448,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сновная ЗП производственных рабочих</text:p>
          </table:table-cell>
          <table:table-cell table:formula="of:=[$Лист1.C11]*[$Лист1.C10]*[$Лист1.C3]" office:value-type="float" office:value="1259280" calcext:value-type="float">
            <text:p>1 259 280,00</text:p>
          </table:table-cell>
          <table:table-cell table:formula="of:=[$Лист1.D11]*[$Лист1.D10]*[$Лист1.D3]" office:value-type="float" office:value="2914866" calcext:value-type="float">
            <text:p>2 914 866,00</text:p>
          </table:table-cell>
          <table:table-cell table:formula="of:=[$Лист1.E11]*[$Лист1.E10]*[$Лист1.E3]" office:value-type="float" office:value="8451807" calcext:value-type="float">
            <text:p>8 451 807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ополнительная ЗП производственных рабочих</text:p>
          </table:table-cell>
          <table:table-cell table:formula="of:=[.C5]*[$Лист1.C12]/100" office:value-type="float" office:value="151113.6" calcext:value-type="float">
            <text:p>151 113,60</text:p>
          </table:table-cell>
          <table:table-cell table:formula="of:=[.D5]*[$Лист1.D12]/100" office:value-type="float" office:value="349783.92" calcext:value-type="float">
            <text:p>349 783,92</text:p>
          </table:table-cell>
          <table:table-cell table:formula="of:=[.E5]*[$Лист1.E12]/100" office:value-type="float" office:value="1014216.84" calcext:value-type="float">
            <text:p>1 014 216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тчисления на социальные нужды</text:p>
          </table:table-cell>
          <table:table-cell table:formula="of:=[$Лист1.C16]" office:value-type="float" office:value="423118.08" calcext:value-type="float">
            <text:p>423 118,08</text:p>
          </table:table-cell>
          <table:table-cell table:formula="of:=[$Лист1.D16]" office:value-type="float" office:value="979394.976" calcext:value-type="float">
            <text:p>979 394,98</text:p>
          </table:table-cell>
          <table:table-cell table:formula="of:=[$Лист1.E16]" office:value-type="float" office:value="2839807.152" calcext:value-type="float">
            <text:p>2 839 807,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асходы на содержание <text:s/>и эксплуатацию оборудования</text:p>
          </table:table-cell>
          <table:table-cell table:formula="of:=[$Лист1.C20]" office:value-type="float" office:value="9886302" calcext:value-type="float">
            <text:p>9 886 302,00</text:p>
          </table:table-cell>
          <table:table-cell table:formula="of:=[$Лист1.D20]" office:value-type="float" office:value="44365056" calcext:value-type="float">
            <text:p>44 365 056,00</text:p>
          </table:table-cell>
          <table:table-cell table:formula="of:=[$Лист1.E20]" office:value-type="float" office:value="15361632" calcext:value-type="float">
            <text:p>15 361 632,00</text:p>
          </table:table-cell>
        </table:table-row>
        <table:table-row table:style-name="ro1">
          <table:table-cell/>
          <table:table-cell office:value-type="string" calcext:value-type="string">
            <text:p>Итого прямые расходы</text:p>
          </table:table-cell>
          <table:table-cell table:formula="of:=[.C8]+[.C7]+[.C6]+[.C5]+[.C4]+[.C3]" office:value-type="float" office:value="13321547.88" calcext:value-type="float">
            <text:p>13 321 547,88</text:p>
          </table:table-cell>
          <table:table-cell table:formula="of:=[.D8]+[.D7]+[.D6]+[.D5]+[.D4]+[.D3]" office:value-type="float" office:value="59634453.696" calcext:value-type="float">
            <text:p>59 634 453,70</text:p>
          </table:table-cell>
          <table:table-cell table:formula="of:=[.E8]+[.E7]+[.E6]+[.E5]+[.E4]+[.E3]" office:value-type="float" office:value="31754050.992" calcext:value-type="float">
            <text:p>31 754 050,99</text:p>
          </table:table-cell>
        </table:table-row>
        <table:table-row table:style-name="ro1">
          <table:table-cell table:number-columns-repeated="5"/>
        </table:table-row>
      </table:table>
      <table:table table:name="Расчет общПр и ОбщХоз расходов 3.2" table:style-name="ta1">
        <table:table-column table:style-name="co17" table:default-cell-style-name="ce70"/>
        <table:table-column table:style-name="co16" table:default-cell-style-name="ce14"/>
        <table:table-column table:style-name="co16" table:default-cell-style-name="Default"/>
        <table:table-column table:style-name="co16" table:default-cell-style-name="ce14"/>
        <table:table-column table:style-name="co16" table:default-cell-style-name="Default"/>
        <table:table-column table:style-name="co16" table:default-cell-style-name="ce14"/>
        <table:table-column table:style-name="co16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Статья <text:s/>калькуляции, р/год</text:p>
          </table:table-cell>
          <table:table-cell table:style-name="ce69" office:value-type="string" calcext:value-type="string" table:number-columns-spanned="6" table:number-rows-spanned="1">
            <text:p>Величина затрат по статьям калькуляции, <text:s/>изделиям и способам расчета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Default"/>
          <table:table-cell table:style-name="ce69" office:value-type="string" calcext:value-type="string" table:number-columns-spanned="2" table:number-rows-spanned="1">
            <text:p>A</text:p>
          </table:table-cell>
          <table:covered-table-cell/>
          <table:table-cell table:style-name="ce69" office:value-type="string" calcext:value-type="string" table:number-columns-spanned="2" table:number-rows-spanned="1">
            <text:p>B</text:p>
          </table:table-cell>
          <table:covered-table-cell/>
          <table:table-cell table:style-name="ce69" office:value-type="string" calcext:value-type="string" table:number-columns-spanned="2" table:number-rows-spanned="1">
            <text:p>C</text:p>
          </table:table-cell>
          <table:covered-table-cell/>
        </table:table-row>
        <table:table-row table:style-name="ro2">
          <table:table-cell table:style-name="Default"/>
          <table:table-cell table:style-name="ce70" office:value-type="string" calcext:value-type="string">
            <text:p>В % от за- работной <text:s/>платы <text:s/>производственных рабочих</text:p>
          </table:table-cell>
          <table:table-cell table:style-name="ce70" office:value-type="string" calcext:value-type="string">
            <text:p>В % от <text:s/>прямых затрат</text:p>
          </table:table-cell>
          <table:table-cell table:style-name="ce70" office:value-type="string" calcext:value-type="string">
            <text:p>В % от за- работной <text:s/>платы <text:s/>производственных рабочих</text:p>
          </table:table-cell>
          <table:table-cell table:style-name="ce70" office:value-type="string" calcext:value-type="string">
            <text:p>В % от <text:s/>прямых затрат</text:p>
          </table:table-cell>
          <table:table-cell table:style-name="ce70" office:value-type="string" calcext:value-type="string">
            <text:p>В % от за- работной <text:s/>платы <text:s/>производственных рабочих</text:p>
          </table:table-cell>
          <table:table-cell table:style-name="ce70" office:value-type="string" calcext:value-type="string">
            <text:p>В % от <text:s/>прямых затрат</text:p>
          </table:table-cell>
        </table:table-row>
        <table:table-row table:style-name="ro3">
          <table:table-cell office:value-type="string" calcext:value-type="string">
            <text:p>Общепроизводственные расходы</text:p>
          </table:table-cell>
          <table:table-cell table:formula="of:=[$Лист1.C26]" office:value-type="float" office:value="1190881.2514743" calcext:value-type="float">
            <text:p>1 190 881,25</text:p>
          </table:table-cell>
          <table:table-cell table:style-name="ce14" table:formula="of:=[$Лист1.C27]" office:value-type="float" office:value="1519065.999828" calcext:value-type="float">
            <text:p>1 519 066,00</text:p>
          </table:table-cell>
          <table:table-cell table:formula="of:=[$Лист1.D26]" office:value-type="float" office:value="2756542.90940325" calcext:value-type="float">
            <text:p>2 756 542,91</text:p>
          </table:table-cell>
          <table:table-cell table:style-name="ce14" table:formula="of:=[$Лист1.D27]" office:value-type="float" office:value="6800160.97977525" calcext:value-type="float">
            <text:p>6 800 160,98</text:p>
          </table:table-cell>
          <table:table-cell table:formula="of:=[$Лист1.E26]" office:value-type="float" office:value="7992740.83912245" calcext:value-type="float">
            <text:p>7 992 740,84</text:p>
          </table:table-cell>
          <table:table-cell table:style-name="ce14" table:formula="of:=[$Лист1.E27]" office:value-type="float" office:value="3620938.02039675" calcext:value-type="float">
            <text:p>3 620 938,02</text:p>
          </table:table-cell>
        </table:table-row>
        <table:table-row table:style-name="ro4">
          <table:table-cell office:value-type="string" calcext:value-type="string">
            <text:p>Общехозяйст-венные расходы</text:p>
          </table:table-cell>
          <table:table-cell table:formula="of:=[$Лист1.C31]" office:value-type="float" office:value="542307.46011184" calcext:value-type="float">
            <text:p>542 307,46</text:p>
          </table:table-cell>
          <table:table-cell table:style-name="ce14" table:formula="of:=[$Лист1.C32]" office:value-type="float" office:value="691757.3209664" calcext:value-type="float">
            <text:p>691 757,32</text:p>
          </table:table-cell>
          <table:table-cell table:formula="of:=[$Лист1.D31]" office:value-type="float" office:value="1255283.6666436" calcext:value-type="float">
            <text:p>1 255 283,67</text:p>
          </table:table-cell>
          <table:table-cell table:style-name="ce14" table:formula="of:=[$Лист1.D32]" office:value-type="float" office:value="3096679.8954372" calcext:value-type="float">
            <text:p>3 096 679,90</text:p>
          </table:table-cell>
          <table:table-cell table:formula="of:=[$Лист1.E31]" office:value-type="float" office:value="3639760.87324456" calcext:value-type="float">
            <text:p>3 639 760,87</text:p>
          </table:table-cell>
          <table:table-cell table:style-name="ce14" table:formula="of:=[$Лист1.E32]" office:value-type="float" office:value="1648914.7835964" calcext:value-type="float">
            <text:p>1 648 914,78</text:p>
          </table:table-cell>
        </table:table-row>
      </table:table>
      <table:table table:name="Расчет себестоимости изделия 3.3" table:style-name="ta1">
        <table:table-column table:style-name="co14" table:default-cell-style-name="Default"/>
        <table:table-column table:style-name="co18" table:default-cell-style-name="ce70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0" table:default-cell-style-name="Default"/>
        <table:table-row table:style-name="ro1">
          <table:table-cell/>
          <table:table-cell table:style-name="ce71" office:value-type="string" calcext:value-type="string" table:number-columns-spanned="1" table:number-rows-spanned="2">
            <text:p>Статья калькуляции <text:s/>и вид себестоимости</text:p>
          </table:table-cell>
          <table:table-cell table:style-name="ce69" office:value-type="string" calcext:value-type="string" table:number-columns-spanned="4" table:number-rows-spanned="1">
            <text:p>Величина затрат, р./шт.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Первый способ <text:s/>расчета</text:p>
          </table:table-cell>
          <table:table-cell table:style-name="Default" office:value-type="string" calcext:value-type="string">
            <text:p>Структура себестоимости, <text:s/>%</text:p>
          </table:table-cell>
          <table:table-cell table:style-name="Default" office:value-type="string" calcext:value-type="string">
            <text:p>Второй способ <text:s/>расчета</text:p>
          </table:table-cell>
          <table:table-cell office:value-type="string" calcext:value-type="string">
            <text:p>Структура себестоимости, <text:s/>%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Сырье и материалы</text:p>
          </table:table-cell>
          <table:table-cell table:formula="of:=[$Лист1.C5]" office:value-type="float" office:value="152.9" calcext:value-type="float">
            <text:p>152,90</text:p>
          </table:table-cell>
          <table:table-cell/>
          <table:table-cell table:formula="of:=[$Лист1.C5]" office:value-type="float" office:value="152.9" calcext:value-type="float">
            <text:p>152,90</text:p>
          </table:table-cell>
          <table:table-cell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Покупные комплектующие <text:s/>изделия и полуфабрикаты</text:p>
          </table:table-cell>
          <table:table-cell table:formula="of:=[$Лист1.C8]" office:value-type="float" office:value="4884" calcext:value-type="float">
            <text:p>4 884,00</text:p>
          </table:table-cell>
          <table:table-cell/>
          <table:table-cell table:formula="of:=[$Лист1.C8]" office:value-type="float" office:value="4884" calcext:value-type="float">
            <text:p>4 884,00</text:p>
          </table:table-cell>
          <table:table-cell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Основная заработная плата <text:s/>производственных рабочих</text:p>
          </table:table-cell>
          <table:table-cell table:formula="of:=[$Лист1.C11]*[$Лист1.C10]" office:value-type="float" office:value="3960" calcext:value-type="float">
            <text:p>3 960,00</text:p>
          </table:table-cell>
          <table:table-cell/>
          <table:table-cell table:formula="of:=[$Лист1.C11]*[$Лист1.C10]" office:value-type="float" office:value="3960" calcext:value-type="float">
            <text:p>3 960,00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Дополнительная заработная плата производственных рабочих</text:p>
          </table:table-cell>
          <table:table-cell table:formula="of:=[.C6]*[$Лист1.C12]/100" office:value-type="float" office:value="475.2" calcext:value-type="float">
            <text:p>475,20</text:p>
          </table:table-cell>
          <table:table-cell/>
          <table:table-cell table:formula="of:=[.C6]*[$Лист1.C12]/100" office:value-type="float" office:value="475.2" calcext:value-type="float">
            <text:p>475,20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Отчисления на социальные <text:s/>нужды</text:p>
          </table:table-cell>
          <table:table-cell table:formula="of:=([.C7]+[.C6])*[Лист1.$H$7]" office:value-type="float" office:value="1330.56" calcext:value-type="float">
            <text:p>1 330,56</text:p>
          </table:table-cell>
          <table:table-cell/>
          <table:table-cell table:formula="of:=([.C7]+[.C6])*[Лист1.$H$7]" office:value-type="float" office:value="1330.56" calcext:value-type="float">
            <text:p>1 330,56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Расходы на содержание <text:s/>и эксплуатацию оборудования</text:p>
          </table:table-cell>
          <table:table-cell table:formula="of:=[$Лист1.C19]" office:value-type="float" office:value="31089" calcext:value-type="float">
            <text:p>31 089,00</text:p>
          </table:table-cell>
          <table:table-cell/>
          <table:table-cell table:formula="of:=[$Лист1.C19]" office:value-type="float" office:value="31089" calcext:value-type="float">
            <text:p>31 089,0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Итого <text:s/>технологическая себестоимость</text:p>
          </table:table-cell>
          <table:table-cell table:formula="of:=[.C9]+[.C8]+[.C7]+[.C6]+[.C5]+[.C4]" office:value-type="float" office:value="41891.66" calcext:value-type="float">
            <text:p>41 891,66</text:p>
          </table:table-cell>
          <table:table-cell table:number-columns-repeated="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Общепроизводственные <text:s/>расходы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Итого <text:s/>цеховая себестоимость</text:p>
          </table:table-cell>
          <table:table-cell table:number-columns-repeated="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Общехозяйственные расходы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Итого <text:s/>производственная себестоимость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оммерческие расходы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Итого <text:s/>полная себестоимость</text:p>
          </table:table-cell>
          <table:table-cell table:number-columns-repeated="4"/>
        </table:table-row>
      </table:table>
      <table:table table:name="3.4" table:style-name="ta1">
        <table:table-column table:style-name="co22" table:default-cell-style-name="Default"/>
        <table:table-column table:style-name="co16" table:number-columns-repeated="2" table:default-cell-style-name="ce14"/>
        <table:table-column table:style-name="co23" table:number-columns-repeated="2" table:default-cell-style-name="ce14"/>
        <table:table-column table:style-name="co24" table:default-cell-style-name="ce14"/>
        <table:table-column table:style-name="co16" table:default-cell-style-name="ce14"/>
        <table:table-column table:style-name="co7" table:default-cell-style-name="Default"/>
        <table:table-row table:style-name="ro1">
          <table:table-cell table:style-name="ce69" office:value-type="string" calcext:value-type="string" table:number-columns-spanned="1" table:number-rows-spanned="3">
            <text:p>Элементы цены</text:p>
          </table:table-cell>
          <table:table-cell table:style-name="ce69" office:value-type="string" calcext:value-type="string" table:number-columns-spanned="6" table:number-rows-spanned="1">
            <text:p>Изделие</text:p>
          </table:table-cell>
          <table:covered-table-cell table:number-columns-repeated="5" table:style-name="Default"/>
          <table:table-cell office:value-type="string" calcext:value-type="string">
            <text:p>%ндс</text:p>
          </table:table-cell>
        </table:table-row>
        <table:table-row table:style-name="ro1">
          <table:covered-table-cell/>
          <table:table-cell table:style-name="ce69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69" office:value-type="string" calcext:value-type="string" table:number-columns-spanned="2" table:number-rows-spanned="1">
            <text:p>B</text:p>
          </table:table-cell>
          <table:covered-table-cell table:style-name="Default"/>
          <table:table-cell table:style-name="ce69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5" table:formula="of:=[Лист1.$H$12]" office:value-type="percentage" office:value="0.18" calcext:value-type="percentage">
            <text:p>18,00%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сп</text:p>
          </table:table-cell>
          <table:table-cell table:style-name="Default" office:value-type="string" calcext:value-type="string">
            <text:p>2сп</text:p>
          </table:table-cell>
          <table:table-cell table:style-name="Default" office:value-type="string" calcext:value-type="string">
            <text:p>1сп</text:p>
          </table:table-cell>
          <table:table-cell table:style-name="Default" office:value-type="string" calcext:value-type="string">
            <text:p>2сп</text:p>
          </table:table-cell>
          <table:table-cell table:style-name="Default" office:value-type="string" calcext:value-type="string">
            <text:p>1сп</text:p>
          </table:table-cell>
          <table:table-cell table:style-name="Default" office:value-type="string" calcext:value-type="string">
            <text:p>2сп</text:p>
          </table:table-cell>
          <table:table-cell/>
        </table:table-row>
        <table:table-row table:style-name="ro1">
          <table:table-cell office:value-type="string" calcext:value-type="string">
            <text:p>Прямые</text:p>
          </table:table-cell>
          <table:table-cell table:style-name="ce42" table:formula="of:=[$Лист1.C57]" office:value-type="float" office:value="41891.66" calcext:value-type="float">
            <text:p>41 891,66</text:p>
          </table:table-cell>
          <table:table-cell table:style-name="ce42" table:formula="of:=[.B4]" office:value-type="float" office:value="41891.66" calcext:value-type="float">
            <text:p>41 891,66</text:p>
          </table:table-cell>
          <table:table-cell table:style-name="ce42" table:formula="of:=[$Лист1.D57]" office:value-type="float" office:value="31485.984" calcext:value-type="float">
            <text:p>31 485,98</text:p>
          </table:table-cell>
          <table:table-cell table:formula="of:=[.D4]" office:value-type="float" office:value="31485.984" calcext:value-type="float">
            <text:p>31 485,98</text:p>
          </table:table-cell>
          <table:table-cell table:style-name="ce42" table:formula="of:=[$Лист1.E57]" office:value-type="float" office:value="28377.168" calcext:value-type="float">
            <text:p>28 377,17</text:p>
          </table:table-cell>
          <table:table-cell table:formula="of:=[.F4]" office:value-type="float" office:value="28377.168" calcext:value-type="float">
            <text:p>28 377,17</text:p>
          </table:table-cell>
          <table:table-cell/>
        </table:table-row>
        <table:table-row table:style-name="ro1">
          <table:table-cell office:value-type="string" calcext:value-type="string">
            <text:p>Косвенные</text:p>
          </table:table-cell>
          <table:table-cell table:formula="of:=[$Лист1.C60]" office:value-type="float" office:value="7817.37591561462" calcext:value-type="float">
            <text:p>7 817,38</text:p>
          </table:table-cell>
          <table:table-cell table:formula="of:=[$Лист1.C61]" office:value-type="float" office:value="9394.47132337774" calcext:value-type="float">
            <text:p>9 394,47</text:p>
          </table:table-cell>
          <table:table-cell table:formula="of:=[$Лист1.D60]" office:value-type="float" office:value="3798.38468302492" calcext:value-type="float">
            <text:p>3 798,38</text:p>
          </table:table-cell>
          <table:table-cell table:formula="of:=[$Лист1.D61]" office:value-type="float" office:value="7060.93220896149" calcext:value-type="float">
            <text:p>7 060,93</text:p>
          </table:table-cell>
          <table:table-cell table:formula="of:=[$Лист1.E60]" office:value-type="float" office:value="12334.0744839905" calcext:value-type="float">
            <text:p>12 334,07</text:p>
          </table:table-cell>
          <table:table-cell table:formula="of:=[$Лист1.E61]" office:value-type="float" office:value="6363.76049489974" calcext:value-type="float">
            <text:p>6 363,76</text:p>
          </table:table-cell>
          <table:table-cell/>
        </table:table-row>
        <table:table-row table:style-name="ro1">
          <table:table-cell office:value-type="string" calcext:value-type="string">
            <text:p>Всего</text:p>
          </table:table-cell>
          <table:table-cell table:formula="of:=[.B5]+[.B4]" office:value-type="float" office:value="49709.0359156146" calcext:value-type="float">
            <text:p>49 709,04</text:p>
          </table:table-cell>
          <table:table-cell table:formula="of:=[.C5]+[.C4]" office:value-type="float" office:value="51286.1313233777" calcext:value-type="float">
            <text:p>51 286,13</text:p>
          </table:table-cell>
          <table:table-cell table:formula="of:=[.D5]+[.D4]" office:value-type="float" office:value="35284.3686830249" calcext:value-type="float">
            <text:p>35 284,37</text:p>
          </table:table-cell>
          <table:table-cell table:formula="of:=[.E5]+[.E4]" office:value-type="float" office:value="38546.9162089615" calcext:value-type="float">
            <text:p>38 546,92</text:p>
          </table:table-cell>
          <table:table-cell table:formula="of:=[.F5]+[.F4]" office:value-type="float" office:value="40711.2424839905" calcext:value-type="float">
            <text:p>40 711,24</text:p>
          </table:table-cell>
          <table:table-cell table:formula="of:=[.G5]+[.G4]" office:value-type="float" office:value="34740.9284948997" calcext:value-type="float">
            <text:p>34 740,93</text:p>
          </table:table-cell>
          <table:table-cell/>
        </table:table-row>
        <table:table-row table:style-name="ro1">
          <table:table-cell office:value-type="string" calcext:value-type="string">
            <text:p>Рентабельность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 table:style-name="ce5" table:formula="of:=[Лист1.$H$10]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Прибыль</text:p>
          </table:table-cell>
          <table:table-cell table:formula="of:=[.B7]*[.B6]" office:value-type="float" office:value="9941.80718312292" calcext:value-type="float">
            <text:p>9 941,81</text:p>
          </table:table-cell>
          <table:table-cell table:formula="of:=[.C7]*[.C6]" office:value-type="float" office:value="10257.2262646755" calcext:value-type="float">
            <text:p>10 257,23</text:p>
          </table:table-cell>
          <table:table-cell table:formula="of:=[.D7]*[.D6]" office:value-type="float" office:value="7056.87373660498" calcext:value-type="float">
            <text:p>7 056,87</text:p>
          </table:table-cell>
          <table:table-cell table:formula="of:=[.E7]*[.E6]" office:value-type="float" office:value="7709.3832417923" calcext:value-type="float">
            <text:p>7 709,38</text:p>
          </table:table-cell>
          <table:table-cell table:formula="of:=[.F7]*[.F6]" office:value-type="float" office:value="8142.2484967981" calcext:value-type="float">
            <text:p>8 142,25</text:p>
          </table:table-cell>
          <table:table-cell table:formula="of:=[.G7]*[.G6]" office:value-type="float" office:value="6948.18569897995" calcext:value-type="float">
            <text:p>6 948,19</text:p>
          </table:table-cell>
          <table:table-cell/>
        </table:table-row>
        <table:table-row table:style-name="ro1">
          <table:table-cell office:value-type="string" calcext:value-type="string">
            <text:p>Цена изделия (выручка <text:s/>от реализации)</text:p>
          </table:table-cell>
          <table:table-cell table:formula="of:=[.B8]+[.B6]" office:value-type="float" office:value="59650.8430987375" calcext:value-type="float">
            <text:p>59 650,84</text:p>
          </table:table-cell>
          <table:table-cell table:formula="of:=[.C8]+[.C6]" office:value-type="float" office:value="61543.3575880533" calcext:value-type="float">
            <text:p>61 543,36</text:p>
          </table:table-cell>
          <table:table-cell table:formula="of:=[.D8]+[.D6]" office:value-type="float" office:value="42341.2424196299" calcext:value-type="float">
            <text:p>42 341,24</text:p>
          </table:table-cell>
          <table:table-cell table:formula="of:=[.E8]+[.E6]" office:value-type="float" office:value="46256.2994507538" calcext:value-type="float">
            <text:p>46 256,30</text:p>
          </table:table-cell>
          <table:table-cell table:formula="of:=[.F8]+[.F6]" office:value-type="float" office:value="48853.4909807886" calcext:value-type="float">
            <text:p>48 853,49</text:p>
          </table:table-cell>
          <table:table-cell table:formula="of:=[.G8]+[.G6]" office:value-type="float" office:value="41689.1141938797" calcext:value-type="float">
            <text:p>41 689,11</text:p>
          </table:table-cell>
          <table:table-cell/>
        </table:table-row>
        <table:table-row table:style-name="ro1">
          <table:table-cell office:value-type="string" calcext:value-type="string">
            <text:p>НДС</text:p>
          </table:table-cell>
          <table:table-cell table:formula="of:=[.B9]*[.$H$2]" office:value-type="float" office:value="10737.1517577728" calcext:value-type="float">
            <text:p>10 737,15</text:p>
          </table:table-cell>
          <table:table-cell table:formula="of:=[.C9]*[.$H$2]" office:value-type="float" office:value="11077.8043658496" calcext:value-type="float">
            <text:p>11 077,80</text:p>
          </table:table-cell>
          <table:table-cell table:formula="of:=[.D9]*[.$H$2]" office:value-type="float" office:value="7621.42363553338" calcext:value-type="float">
            <text:p>7 621,42</text:p>
          </table:table-cell>
          <table:table-cell table:formula="of:=[.E9]*[.$H$2]" office:value-type="float" office:value="8326.13390113568" calcext:value-type="float">
            <text:p>8 326,13</text:p>
          </table:table-cell>
          <table:table-cell table:formula="of:=[.F9]*[.$H$2]" office:value-type="float" office:value="8793.62837654194" calcext:value-type="float">
            <text:p>8 793,63</text:p>
          </table:table-cell>
          <table:table-cell table:formula="of:=[.G9]*[.$H$2]" office:value-type="float" office:value="7504.04055489834" calcext:value-type="float">
            <text:p>7 504,04</text:p>
          </table:table-cell>
          <table:table-cell/>
        </table:table-row>
        <table:table-row table:style-name="ro1">
          <table:table-cell office:value-type="string" calcext:value-type="string">
            <text:p>Текущий объем реализации, р.</text:p>
          </table:table-cell>
          <table:table-cell table:formula="of:=[$Лист1.C3]" office:value-type="float" office:value="318" calcext:value-type="float">
            <text:p>318,00</text:p>
          </table:table-cell>
          <table:table-cell table:formula="of:=[.B11]" office:value-type="float" office:value="318" calcext:value-type="float">
            <text:p>318,00</text:p>
          </table:table-cell>
          <table:table-cell table:formula="of:=[$Лист1.D3]" office:value-type="float" office:value="1894" calcext:value-type="float">
            <text:p>1 894,00</text:p>
          </table:table-cell>
          <table:table-cell table:formula="of:=[.D11]" office:value-type="float" office:value="1894" calcext:value-type="float">
            <text:p>1 894,00</text:p>
          </table:table-cell>
          <table:table-cell table:formula="of:=[$Лист1.E3]" office:value-type="float" office:value="1119" calcext:value-type="float">
            <text:p>1 119,00</text:p>
          </table:table-cell>
          <table:table-cell table:formula="of:=[.F11]" office:value-type="float" office:value="1119" calcext:value-type="float">
            <text:p>1 119,00</text:p>
          </table:table-cell>
          <table:table-cell/>
        </table:table-row>
        <table:table-row table:style-name="ro1">
          <table:table-cell office:value-type="string" calcext:value-type="string">
            <text:p>Прибыль при текущем объеме <text:s/>реализации</text:p>
          </table:table-cell>
          <table:table-cell table:formula="of:=[.B11]*[.B8]" office:value-type="float" office:value="3161494.68423309" calcext:value-type="float">
            <text:p>3 161 494,68</text:p>
          </table:table-cell>
          <table:table-cell table:formula="of:=[.C11]*[.C8]" office:value-type="float" office:value="3261797.95216682" calcext:value-type="float">
            <text:p>3 261 797,95</text:p>
          </table:table-cell>
          <table:table-cell table:formula="of:=[.D11]*[.D8]" office:value-type="float" office:value="13365718.8571298" calcext:value-type="float">
            <text:p>13 365 718,86</text:p>
          </table:table-cell>
          <table:table-cell table:formula="of:=[.E11]*[.E8]" office:value-type="float" office:value="14601571.8599546" calcext:value-type="float">
            <text:p>14 601 571,86</text:p>
          </table:table-cell>
          <table:table-cell table:formula="of:=[.F11]*[.F8]" office:value-type="float" office:value="9111176.06791707" calcext:value-type="float">
            <text:p>9 111 176,07</text:p>
          </table:table-cell>
          <table:table-cell table:formula="of:=[.G11]*[.G8]" office:value-type="float" office:value="7775019.79715856" calcext:value-type="float">
            <text:p>7 775 019,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11:13:04.9718619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4:49:52.525173890</meta:creation-date>
    <dc:date>2020-05-11T21:43:30.203324712</dc:date>
    <meta:editing-duration>PT5H32M14S</meta:editing-duration>
    <meta:editing-cycles>11</meta:editing-cycles>
    <meta:generator>LibreOffice/6.0.7.3$Linux_X86_64 LibreOffice_project/00m0$Build-3</meta:generator>
    <meta:document-statistic meta:table-count="5" meta:cell-count="591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cm" xlink:href=".." xlink:type="simple" chart:class="chart:line" chart:style-name="ch1">
        <chart:legend chart:legend-position="end" svg:x="14.177cm" svg:y="3.459cm" style:legend-expansion="high" chart:style-name="ch2"/>
        <chart:plot-area chart:style-name="ch3" table:cell-range-address="Лист1.J1:Лист1.N20" chart:data-source-has-labels="both" svg:x="0.319cm" svg:y="0.18cm" svg:width="13.539cm" svg:height="8.65cm">
          <chartooo:coordinate-region svg:x="2.554cm" svg:y="0.379cm" svg:width="10.838cm" svg:height="7.804cm"/>
          <chart:axis chart:dimension="x" chart:name="primary-x" chart:style-name="ch4" chartooo:axis-type="auto">
            <chartooo:date-scale/>
            <chart:categories table:cell-range-address="Лист1.J2:Лист1.J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2:Лист1.K20" chart:label-cell-address="Лист1.K1:Лист1.K1" chart:class="chart:line">
            <chart:data-point chart:repeated="19"/>
          </chart:series>
          <chart:series chart:style-name="ch8" chart:values-cell-range-address="Лист1.L2:Лист1.L20" chart:label-cell-address="Лист1.L1:Лист1.L1" chart:class="chart:line">
            <chart:data-point chart:repeated="19"/>
          </chart:series>
          <chart:series chart:style-name="ch9" chart:values-cell-range-address="Лист1.M2:Лист1.M20" chart:label-cell-address="Лист1.M1:Лист1.M1" chart:class="chart:line">
            <chart:data-point chart:repeated="19"/>
          </chart:series>
          <chart:series chart:style-name="ch10" chart:values-cell-range-address="Лист1.N2:Лист1.N20" chart:label-cell-address="Лист1.N1:Лист1.N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</text:p>
                <draw:g>
                  <svg:desc>Лист1.K1:Лист1.K1</svg:desc>
                </draw:g>
              </table:table-cell>
              <table:table-cell office:value-type="string">
                <text:p>VC</text:p>
                <draw:g>
                  <svg:desc>Лист1.L1:Лист1.L1</svg:desc>
                </draw:g>
              </table:table-cell>
              <table:table-cell office:value-type="string">
                <text:p>TC</text:p>
                <draw:g>
                  <svg:desc>Лист1.M1:Лист1.M1</svg:desc>
                </draw:g>
              </table:table-cell>
              <table:table-cell office:value-type="string">
                <text:p>TR</text:p>
                <draw:g>
                  <svg:desc>Лист1.N1:Лист1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J2:Лист1.J20</svg:desc>
                </draw:g>
              </table:table-cell>
              <table:table-cell office:value-type="float" office:value="2485925.54116545">
                <text:p>2485925.54116545</text:p>
                <draw:g>
                  <svg:desc>Лист1.K2:Лист1.K20</svg:desc>
                </draw:g>
              </table:table-cell>
              <table:table-cell office:value-type="float" office:value="0">
                <text:p>0</text:p>
                <draw:g>
                  <svg:desc>Лист1.L2:Лист1.L20</svg:desc>
                </draw:g>
              </table:table-cell>
              <table:table-cell office:value-type="float" office:value="2485925.54116545">
                <text:p>2485925.54116545</text:p>
                <draw:g>
                  <svg:desc>Лист1.M2:Лист1.M20</svg:desc>
                </draw:g>
              </table:table-cell>
              <table:table-cell office:value-type="float" office:value="0">
                <text:p>0</text:p>
                <draw:g>
                  <svg:desc>Лист1.N2:Лист1.N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418916.6">
                <text:p>418916.6</text:p>
              </table:table-cell>
              <table:table-cell office:value-type="float" office:value="2904842.14116545">
                <text:p>2904842.14116545</text:p>
              </table:table-cell>
              <table:table-cell office:value-type="float" office:value="596508.430987376">
                <text:p>596508.430987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837833.2">
                <text:p>837833.2</text:p>
              </table:table-cell>
              <table:table-cell office:value-type="float" office:value="3323758.74116545">
                <text:p>3323758.74116545</text:p>
              </table:table-cell>
              <table:table-cell office:value-type="float" office:value="1193016.86197475">
                <text:p>1193016.861974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1256749.8">
                <text:p>1256749.8</text:p>
              </table:table-cell>
              <table:table-cell office:value-type="float" office:value="3742675.34116545">
                <text:p>3742675.34116545</text:p>
              </table:table-cell>
              <table:table-cell office:value-type="float" office:value="1789525.29296213">
                <text:p>1789525.292962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1675666.4">
                <text:p>1675666.4</text:p>
              </table:table-cell>
              <table:table-cell office:value-type="float" office:value="4161591.94116545">
                <text:p>4161591.94116545</text:p>
              </table:table-cell>
              <table:table-cell office:value-type="float" office:value="2386033.7239495">
                <text:p>2386033.72394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2094583">
                <text:p>2094583</text:p>
              </table:table-cell>
              <table:table-cell office:value-type="float" office:value="4580508.54116545">
                <text:p>4580508.54116545</text:p>
              </table:table-cell>
              <table:table-cell office:value-type="float" office:value="2982542.15493688">
                <text:p>2982542.154936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2513499.6">
                <text:p>2513499.6</text:p>
              </table:table-cell>
              <table:table-cell office:value-type="float" office:value="4999425.14116545">
                <text:p>4999425.14116545</text:p>
              </table:table-cell>
              <table:table-cell office:value-type="float" office:value="3579050.58592425">
                <text:p>3579050.585924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2932416.2">
                <text:p>2932416.2</text:p>
              </table:table-cell>
              <table:table-cell office:value-type="float" office:value="5418341.74116545">
                <text:p>5418341.74116545</text:p>
              </table:table-cell>
              <table:table-cell office:value-type="float" office:value="4175559.01691163">
                <text:p>4175559.016911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3351332.8">
                <text:p>3351332.8</text:p>
              </table:table-cell>
              <table:table-cell office:value-type="float" office:value="5837258.34116545">
                <text:p>5837258.34116545</text:p>
              </table:table-cell>
              <table:table-cell office:value-type="float" office:value="4772067.44789901">
                <text:p>4772067.447899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3770249.4">
                <text:p>3770249.4</text:p>
              </table:table-cell>
              <table:table-cell office:value-type="float" office:value="6256174.94116545">
                <text:p>6256174.94116545</text:p>
              </table:table-cell>
              <table:table-cell office:value-type="float" office:value="5368575.87888638">
                <text:p>5368575.878886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4189166">
                <text:p>4189166</text:p>
              </table:table-cell>
              <table:table-cell office:value-type="float" office:value="6675091.54116545">
                <text:p>6675091.54116545</text:p>
              </table:table-cell>
              <table:table-cell office:value-type="float" office:value="5965084.30987376">
                <text:p>5965084.309873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4608082.6">
                <text:p>4608082.6</text:p>
              </table:table-cell>
              <table:table-cell office:value-type="float" office:value="7094008.14116545">
                <text:p>7094008.14116545</text:p>
              </table:table-cell>
              <table:table-cell office:value-type="float" office:value="6561592.74086113">
                <text:p>6561592.74086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5026999.2">
                <text:p>5026999.2</text:p>
              </table:table-cell>
              <table:table-cell office:value-type="float" office:value="7512924.74116545">
                <text:p>7512924.74116545</text:p>
              </table:table-cell>
              <table:table-cell office:value-type="float" office:value="7158101.17184851">
                <text:p>7158101.171848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5445915.8">
                <text:p>5445915.8</text:p>
              </table:table-cell>
              <table:table-cell office:value-type="float" office:value="7931841.34116545">
                <text:p>7931841.34116545</text:p>
              </table:table-cell>
              <table:table-cell office:value-type="float" office:value="7754609.60283588">
                <text:p>7754609.6028358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5864832.4">
                <text:p>5864832.4</text:p>
              </table:table-cell>
              <table:table-cell office:value-type="float" office:value="8350757.94116545">
                <text:p>8350757.94116545</text:p>
              </table:table-cell>
              <table:table-cell office:value-type="float" office:value="8351118.03382326">
                <text:p>8351118.033823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6283749">
                <text:p>6283749</text:p>
              </table:table-cell>
              <table:table-cell office:value-type="float" office:value="8769674.54116545">
                <text:p>8769674.54116545</text:p>
              </table:table-cell>
              <table:table-cell office:value-type="float" office:value="8947626.46481063">
                <text:p>8947626.4648106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6702665.6">
                <text:p>6702665.6</text:p>
              </table:table-cell>
              <table:table-cell office:value-type="float" office:value="9188591.14116545">
                <text:p>9188591.14116545</text:p>
              </table:table-cell>
              <table:table-cell office:value-type="float" office:value="9544134.89579801">
                <text:p>9544134.895798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7121582.2">
                <text:p>7121582.2</text:p>
              </table:table-cell>
              <table:table-cell office:value-type="float" office:value="9607507.74116545">
                <text:p>9607507.74116545</text:p>
              </table:table-cell>
              <table:table-cell office:value-type="float" office:value="10140643.3267854">
                <text:p>10140643.32678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85925.54116545">
                <text:p>2485925.54116545</text:p>
              </table:table-cell>
              <table:table-cell office:value-type="float" office:value="7540498.8">
                <text:p>7540498.8</text:p>
              </table:table-cell>
              <table:table-cell office:value-type="float" office:value="10026424.3411655">
                <text:p>10026424.3411655</text:p>
              </table:table-cell>
              <table:table-cell office:value-type="float" office:value="10737151.7577728">
                <text:p>10737151.7577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